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language="en" fo:country="US" officeooo:rsid="00fcb178" officeooo:paragraph-rsid="00fcb178"/>
    </style:style>
    <style:style style:name="P12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3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1096329" officeooo:paragraph-rsid="01096329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13b2010" officeooo:paragraph-rsid="013b2010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1ed351" officeooo:paragraph-rsid="001ed351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f60ccb" officeooo:paragraph-rsid="00f60ccb"/>
    </style:style>
    <style:style style:name="P18" style:family="paragraph" style:parent-style-name="Standard">
      <style:text-properties officeooo:rsid="001a3e9d" officeooo:paragraph-rsid="001b0b7d"/>
    </style:style>
    <style:style style:name="P19" style:family="paragraph" style:parent-style-name="Standard">
      <style:text-properties officeooo:rsid="001b0b7d" officeooo:paragraph-rsid="001b0b7d"/>
    </style:style>
    <style:style style:name="P20" style:family="paragraph" style:parent-style-name="Standard">
      <style:text-properties fo:language="en" fo:country="US" officeooo:rsid="008fc249" officeooo:paragraph-rsid="008fc249"/>
    </style:style>
    <style:style style:name="P21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bold" officeooo:rsid="010555a5" officeooo:paragraph-rsid="010555a5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7dd5b3" officeooo:paragraph-rsid="010fa6d8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7f7848" officeooo:paragraph-rsid="0117f4f2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10ab304" officeooo:paragraph-rsid="010ab30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1200d33" officeooo:paragraph-rsid="01200d33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126e465" officeooo:paragraph-rsid="01271c14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13ca516" officeooo:paragraph-rsid="013ca516" style:font-weight-asian="bold" style:font-weight-complex="bold"/>
    </style:style>
    <style:style style:name="P31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7dd5b3" officeooo:paragraph-rsid="011104ef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7dd5b3" officeooo:paragraph-rsid="01165c8b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10fa6d8" officeooo:paragraph-rsid="010fa6d8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10fa6d8" officeooo:paragraph-rsid="011104ef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10fa6d8" officeooo:paragraph-rsid="01127762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10fb6e2" officeooo:paragraph-rsid="010fb6e2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10fb6e2" officeooo:paragraph-rsid="011104ef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7f9b4a" officeooo:paragraph-rsid="007f7848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7f9b4a" officeooo:paragraph-rsid="0110c331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7f7848" officeooo:paragraph-rsid="0110c331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7f7848" officeooo:paragraph-rsid="0117f4f2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1127762" officeooo:paragraph-rsid="01127762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114b1b5" officeooo:paragraph-rsid="0114b1b5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115ee7d" officeooo:paragraph-rsid="0115ee7d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1165c8b" officeooo:paragraph-rsid="01165c8b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11f8fa3" officeooo:paragraph-rsid="011ffa0a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11ffa0a" officeooo:paragraph-rsid="011ffa0a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1200d33" officeooo:paragraph-rsid="01200d33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1204ba2" officeooo:paragraph-rsid="01204ba2" style:font-weight-asian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language="en" fo:country="US" fo:font-weight="normal" officeooo:rsid="01204ba2" officeooo:paragraph-rsid="01204ba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1204ba2" officeooo:paragraph-rsid="013e65e0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13ca516" officeooo:paragraph-rsid="013ca516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13d74ff" officeooo:paragraph-rsid="013d74ff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13e65e0" officeooo:paragraph-rsid="013e65e0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0dd57" officeooo:paragraph-rsid="00f0dd57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f242e4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4c7b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e846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cb178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818a1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c714a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a834c" officeooo:paragraph-rsid="00fa834c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b3e6a" officeooo:paragraph-rsid="00fb3e6a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c714a" officeooo:paragraph-rsid="00fc714a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16d" officeooo:paragraph-rsid="0100216d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f6c" officeooo:paragraph-rsid="01002f6c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555a5" officeooo:paragraph-rsid="010555a5"/>
    </style:style>
    <style:style style:name="P8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555a5" officeooo:paragraph-rsid="010555a5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7fda3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86604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86604" officeooo:paragraph-rsid="01086604"/>
    </style:style>
    <style:style style:name="P91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86604" officeooo:paragraph-rsid="01086604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e846" officeooo:paragraph-rsid="00f6e846"/>
    </style:style>
    <style:style style:name="P93" style:family="paragraph" style:parent-style-name="Standard">
      <style:text-properties fo:language="en" fo:country="US" officeooo:rsid="007ffa5f" officeooo:paragraph-rsid="012de208"/>
    </style:style>
    <style:style style:name="P9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95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22093"/>
    </style:style>
    <style:style style:name="P96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342ee"/>
    </style:style>
    <style:style style:name="P97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04ba2" officeooo:paragraph-rsid="01204ba2"/>
    </style:style>
    <style:style style:name="P98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22093" officeooo:paragraph-rsid="01222093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342ee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6e465"/>
    </style:style>
    <style:style style:name="P101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5b997" officeooo:paragraph-rsid="0125b997"/>
    </style:style>
    <style:style style:name="P102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6e465" officeooo:paragraph-rsid="0126e465"/>
    </style:style>
    <style:style style:name="P103" style:family="paragraph" style:parent-style-name="Standard">
      <style:text-properties officeooo:rsid="0039d2a4" officeooo:paragraph-rsid="0039d2a4"/>
    </style:style>
    <style:style style:name="P104" style:family="paragraph" style:parent-style-name="Standard">
      <style:text-properties officeooo:rsid="007bafdf" officeooo:paragraph-rsid="007bafdf"/>
    </style:style>
    <style:style style:name="P105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106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07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0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0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110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13" style:family="paragraph" style:parent-style-name="Text_20_body">
      <style:text-properties fo:font-weight="bold" officeooo:rsid="00cf0727" officeooo:paragraph-rsid="00cf0727" style:font-weight-asian="bold" style:font-weight-complex="bold"/>
    </style:style>
    <style:style style:name="P114" style:family="paragraph" style:parent-style-name="Text_20_body">
      <style:text-properties fo:font-weight="bold" officeooo:rsid="00dd1253" officeooo:paragraph-rsid="00dd1253" style:font-weight-asian="bold" style:font-weight-complex="bold"/>
    </style:style>
    <style:style style:name="P115" style:family="paragraph" style:parent-style-name="Normal">
      <style:text-properties fo:font-weight="bold" officeooo:rsid="00e50581" officeooo:paragraph-rsid="00e50581" style:font-weight-asian="bold" style:font-weight-complex="bold"/>
    </style:style>
    <style:style style:name="P116" style:family="paragraph" style:parent-style-name="Standard">
      <style:text-properties fo:font-weight="bold" officeooo:rsid="012c6929" officeooo:paragraph-rsid="012c6929" style:font-weight-asian="bold" style:font-weight-complex="bold"/>
    </style:style>
    <style:style style:name="P117" style:family="paragraph" style:parent-style-name="Standard">
      <style:text-properties fo:font-weight="bold" officeooo:rsid="012c6929" officeooo:paragraph-rsid="012de208" style:font-weight-asian="bold" style:font-weight-complex="bold"/>
    </style:style>
    <style:style style:name="P118" style:family="paragraph" style:parent-style-name="Text_20_body">
      <style:text-properties fo:font-weight="bold" officeooo:rsid="014179e0" officeooo:paragraph-rsid="014179e0" style:font-weight-asian="bold" style:font-weight-complex="bold"/>
    </style:style>
    <style:style style:name="P119" style:family="paragraph" style:parent-style-name="Standard">
      <style:text-properties officeooo:rsid="0086bf69" officeooo:paragraph-rsid="0086bf69"/>
    </style:style>
    <style:style style:name="P120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121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122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123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124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125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126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127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128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129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130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131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132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133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134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135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136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139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140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141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142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1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1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162" style:family="paragraph" style:parent-style-name="Text_20_body">
      <style:text-properties fo:font-weight="normal" officeooo:rsid="00cf0727" officeooo:paragraph-rsid="00cf0727" style:font-weight-asian="normal" style:font-weight-complex="normal"/>
    </style:style>
    <style:style style:name="P163" style:family="paragraph" style:parent-style-name="Standard">
      <style:text-properties fo:font-weight="normal" officeooo:rsid="010cda74" officeooo:paragraph-rsid="01124e30" style:font-weight-asian="normal" style:font-weight-complex="normal"/>
    </style:style>
    <style:style style:name="P164" style:family="paragraph" style:parent-style-name="Standard">
      <style:text-properties fo:font-weight="normal" officeooo:rsid="007f7848" officeooo:paragraph-rsid="0110c331" style:font-weight-asian="normal" style:font-weight-complex="normal"/>
    </style:style>
    <style:style style:name="P165" style:family="paragraph" style:parent-style-name="Standard">
      <style:text-properties fo:font-weight="normal" officeooo:rsid="01271c14" officeooo:paragraph-rsid="01271c14" style:font-weight-asian="normal" style:font-weight-complex="normal"/>
    </style:style>
    <style:style style:name="P166" style:family="paragraph" style:parent-style-name="Standard">
      <style:text-properties fo:font-weight="normal" officeooo:rsid="0127efc7" officeooo:paragraph-rsid="0127efc7" style:font-weight-asian="normal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127efc7" officeooo:paragraph-rsid="0127efc7" style:font-weight-asian="normal" style:font-weight-complex="normal"/>
    </style:style>
    <style:style style:name="P168" style:family="paragraph" style:parent-style-name="Standard">
      <style:text-properties fo:font-weight="normal" officeooo:rsid="0127efc7" officeooo:paragraph-rsid="0129de0e" style:font-weight-asian="normal" style:font-weight-complex="normal"/>
    </style:style>
    <style:style style:name="P169" style:family="paragraph" style:parent-style-name="Standard">
      <style:text-properties fo:font-weight="normal" officeooo:rsid="012a8f14" officeooo:paragraph-rsid="012a8f14" style:font-weight-asian="normal" style:font-weight-complex="normal"/>
    </style:style>
    <style:style style:name="P170" style:family="paragraph" style:parent-style-name="Standard">
      <style:text-properties fo:font-weight="normal" officeooo:rsid="012c6929" officeooo:paragraph-rsid="012c6929" style:font-weight-asian="normal" style:font-weight-complex="normal"/>
    </style:style>
    <style:style style:name="P171" style:family="paragraph" style:parent-style-name="Standard">
      <style:text-properties fo:font-weight="normal" officeooo:rsid="012c6929" officeooo:paragraph-rsid="012fd716" style:font-weight-asian="normal" style:font-weight-complex="normal"/>
    </style:style>
    <style:style style:name="P172" style:family="paragraph" style:parent-style-name="Standard">
      <style:text-properties fo:font-weight="normal" officeooo:rsid="012de208" officeooo:paragraph-rsid="012de208" style:font-weight-asian="normal" style:font-weight-complex="normal"/>
    </style:style>
    <style:style style:name="P173" style:family="paragraph" style:parent-style-name="Standard">
      <style:text-properties fo:font-weight="normal" officeooo:rsid="012fd716" officeooo:paragraph-rsid="012fd716" style:font-weight-asian="normal" style:font-weight-complex="normal"/>
    </style:style>
    <style:style style:name="P17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17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176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77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7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79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8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8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82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0fa6d8" officeooo:paragraph-rsid="010fa6d8" style:font-weight-asian="normal" style:font-weight-complex="normal"/>
    </style:style>
    <style:style style:name="P18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fo:language="en" fo:country="US" officeooo:rsid="00f64c7b" officeooo:paragraph-rsid="0100216d"/>
    </style:style>
    <style:style style:name="P186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87" style:family="paragraph" style:parent-style-name="Standard">
      <style:text-properties style:use-window-font-color="true" loext:opacity="0%" fo:font-weight="normal" officeooo:rsid="0079a805" officeooo:paragraph-rsid="00cb5916" style:font-weight-asian="normal" style:font-weight-complex="normal"/>
    </style:style>
    <style:style style:name="P188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89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90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91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92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93" style:family="paragraph" style:parent-style-name="Standard">
      <style:text-properties style:use-window-font-color="true" loext:opacity="0%" fo:font-weight="normal" officeooo:rsid="00beb778" officeooo:paragraph-rsid="00beb778" style:font-weight-asian="normal" style:font-weight-complex="normal"/>
    </style:style>
    <style:style style:name="P194" style:family="paragraph" style:parent-style-name="Standard">
      <style:text-properties style:use-window-font-color="true" loext:opacity="0%" fo:font-weight="normal" officeooo:rsid="00c0516d" officeooo:paragraph-rsid="00c0516d" style:font-weight-asian="normal" style:font-weight-complex="normal"/>
    </style:style>
    <style:style style:name="P195" style:family="paragraph" style:parent-style-name="Standard">
      <style:text-properties style:use-window-font-color="true" loext:opacity="0%" fo:font-weight="normal" officeooo:rsid="00c33500" officeooo:paragraph-rsid="00c33500" style:font-weight-asian="normal" style:font-weight-complex="normal"/>
    </style:style>
    <style:style style:name="P196" style:family="paragraph" style:parent-style-name="Standard">
      <style:text-properties style:use-window-font-color="true" loext:opacity="0%" fo:font-weight="normal" officeooo:rsid="00c56e5b" officeooo:paragraph-rsid="00c56e5b" style:font-weight-asian="normal" style:font-weight-complex="normal"/>
    </style:style>
    <style:style style:name="P197" style:family="paragraph" style:parent-style-name="Standard">
      <style:text-properties style:use-window-font-color="true" loext:opacity="0%" fo:font-weight="normal" officeooo:rsid="00c6e1c3" officeooo:paragraph-rsid="00c6e1c3" style:font-weight-asian="normal" style:font-weight-complex="normal"/>
    </style:style>
    <style:style style:name="P198" style:family="paragraph" style:parent-style-name="Standard">
      <style:text-properties style:use-window-font-color="true" loext:opacity="0%" fo:font-weight="normal" officeooo:rsid="00c8c4fc" officeooo:paragraph-rsid="00c8c4fc" style:font-weight-asian="normal" style:font-weight-complex="normal"/>
    </style:style>
    <style:style style:name="P199" style:family="paragraph" style:parent-style-name="Standard">
      <style:text-properties style:use-window-font-color="true" loext:opacity="0%" fo:font-weight="normal" officeooo:rsid="00d859b1" officeooo:paragraph-rsid="00d859b1" style:font-weight-asian="normal" style:font-weight-complex="normal"/>
    </style:style>
    <style:style style:name="P200" style:family="paragraph" style:parent-style-name="Standard">
      <style:text-properties style:use-window-font-color="true" loext:opacity="0%" fo:font-weight="normal" officeooo:rsid="00da9dd4" officeooo:paragraph-rsid="00da9dd4" style:font-weight-asian="normal" style:font-weight-complex="normal"/>
    </style:style>
    <style:style style:name="P201" style:family="paragraph" style:parent-style-name="Standard">
      <style:text-properties style:use-window-font-color="true" loext:opacity="0%" fo:font-weight="bold" officeooo:rsid="00c33500" officeooo:paragraph-rsid="00c33500" style:font-weight-asian="bold" style:font-weight-complex="bold"/>
    </style:style>
    <style:style style:name="P202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203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204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205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206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207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208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209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2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2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2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2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2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2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224" style:family="paragraph" style:parent-style-name="Normal">
      <style:text-properties officeooo:paragraph-rsid="0085c781"/>
    </style:style>
    <style:style style:name="P225" style:family="paragraph" style:parent-style-name="Normal">
      <style:text-properties officeooo:paragraph-rsid="0085c781" style:font-name-asian="Calibri" style:font-name-complex="Calibri"/>
    </style:style>
    <style:style style:name="P226" style:family="paragraph" style:parent-style-name="Normal">
      <style:text-properties officeooo:paragraph-rsid="00904435"/>
    </style:style>
    <style:style style:name="P227" style:family="paragraph" style:parent-style-name="Normal">
      <style:text-properties officeooo:paragraph-rsid="00913dd0"/>
    </style:style>
    <style:style style:name="P228" style:family="paragraph" style:parent-style-name="Normal">
      <style:text-properties officeooo:paragraph-rsid="0093ef6f"/>
    </style:style>
    <style:style style:name="P229" style:family="paragraph" style:parent-style-name="Normal">
      <style:text-properties officeooo:paragraph-rsid="00920c38"/>
    </style:style>
    <style:style style:name="P230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Normal">
      <style:text-properties officeooo:paragraph-rsid="0094f5a5"/>
    </style:style>
    <style:style style:name="P241" style:family="paragraph" style:parent-style-name="Normal">
      <style:text-properties officeooo:paragraph-rsid="0098616e"/>
    </style:style>
    <style:style style:name="P242" style:family="paragraph" style:parent-style-name="Normal">
      <style:text-properties officeooo:paragraph-rsid="00a53abc"/>
    </style:style>
    <style:style style:name="P243" style:family="paragraph" style:parent-style-name="Normal">
      <style:text-properties officeooo:paragraph-rsid="00a2b382"/>
    </style:style>
    <style:style style:name="P244" style:family="paragraph" style:parent-style-name="Text_20_body">
      <style:text-properties officeooo:rsid="00cf0727" officeooo:paragraph-rsid="00cf0727"/>
    </style:style>
    <style:style style:name="P245" style:family="paragraph" style:parent-style-name="Text_20_body">
      <style:text-properties officeooo:rsid="00cfe310" officeooo:paragraph-rsid="00cfe310"/>
    </style:style>
    <style:style style:name="P246" style:family="paragraph" style:parent-style-name="Text_20_body">
      <style:text-properties officeooo:paragraph-rsid="00d1ce24"/>
    </style:style>
    <style:style style:name="P247" style:family="paragraph" style:parent-style-name="Text_20_body">
      <style:text-properties officeooo:paragraph-rsid="00d3cb75"/>
    </style:style>
    <style:style style:name="P248" style:family="paragraph" style:parent-style-name="Text_20_body">
      <style:text-properties officeooo:paragraph-rsid="00da9dd4"/>
    </style:style>
    <style:style style:name="P249" style:family="paragraph" style:parent-style-name="Text_20_body">
      <style:text-properties officeooo:rsid="000cc3c6" officeooo:paragraph-rsid="00d3cb75"/>
    </style:style>
    <style:style style:name="P250" style:family="paragraph" style:parent-style-name="Text_20_body">
      <style:text-properties officeooo:rsid="00db778f" officeooo:paragraph-rsid="00db778f"/>
    </style:style>
    <style:style style:name="P251" style:family="paragraph" style:parent-style-name="Text_20_body">
      <style:text-properties officeooo:rsid="00dd1253" officeooo:paragraph-rsid="00dd1253"/>
    </style:style>
    <style:style style:name="P252" style:family="paragraph" style:parent-style-name="Normal">
      <style:text-properties officeooo:rsid="00e36eea" officeooo:paragraph-rsid="00e36eea"/>
    </style:style>
    <style:style style:name="P253" style:family="paragraph" style:parent-style-name="Normal">
      <style:text-properties officeooo:rsid="00e50581" officeooo:paragraph-rsid="00e50581"/>
    </style:style>
    <style:style style:name="P254" style:family="paragraph" style:parent-style-name="Normal">
      <style:text-properties officeooo:rsid="00e50581" officeooo:paragraph-rsid="00eac8b6"/>
    </style:style>
    <style:style style:name="P255" style:family="paragraph" style:parent-style-name="Normal">
      <style:text-properties officeooo:rsid="00e83f46" officeooo:paragraph-rsid="00e83f46"/>
    </style:style>
    <style:style style:name="P256" style:family="paragraph" style:parent-style-name="Normal">
      <style:text-properties officeooo:paragraph-rsid="00eac8b6"/>
    </style:style>
    <style:style style:name="P257" style:family="paragraph" style:parent-style-name="Normal">
      <style:text-properties officeooo:paragraph-rsid="00ec6aec"/>
    </style:style>
    <style:style style:name="P258" style:family="paragraph" style:parent-style-name="Normal">
      <style:text-properties officeooo:paragraph-rsid="00ed94fe"/>
    </style:style>
    <style:style style:name="P259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1222093"/>
    </style:style>
    <style:style style:name="P260" style:family="paragraph" style:parent-style-name="Text_20_body">
      <style:paragraph-properties fo:margin-top="0in" fo:margin-bottom="0.0181in" style:contextual-spacing="false" fo:line-height="100%"/>
      <style:text-properties officeooo:rsid="011b5c92" officeooo:paragraph-rsid="011b5c92"/>
    </style:style>
    <style:style style:name="P261" style:family="paragraph" style:parent-style-name="Normal">
      <style:text-properties officeooo:rsid="0130682c" officeooo:paragraph-rsid="0130682c"/>
    </style:style>
    <style:style style:name="P262" style:family="paragraph" style:parent-style-name="Text_20_body">
      <style:text-properties officeooo:rsid="01337850" officeooo:paragraph-rsid="01337850"/>
    </style:style>
    <style:style style:name="P263" style:family="paragraph" style:parent-style-name="Text_20_body">
      <style:text-properties officeooo:rsid="0135752f" officeooo:paragraph-rsid="0135752f"/>
    </style:style>
    <style:style style:name="P264" style:family="paragraph" style:parent-style-name="Text_20_body">
      <style:text-properties officeooo:rsid="0137539c" officeooo:paragraph-rsid="0137539c"/>
    </style:style>
    <style:style style:name="P265" style:family="paragraph" style:parent-style-name="Text_20_body">
      <style:text-properties officeooo:rsid="013a4298" officeooo:paragraph-rsid="013a4298"/>
    </style:style>
    <style:style style:name="P266" style:family="paragraph" style:parent-style-name="Text_20_body">
      <style:text-properties officeooo:rsid="00dfb750" officeooo:paragraph-rsid="00dfb750"/>
    </style:style>
    <style:style style:name="P267" style:family="paragraph" style:parent-style-name="Text_20_body">
      <style:text-properties officeooo:rsid="013fc198" officeooo:paragraph-rsid="013fc198"/>
    </style:style>
    <style:style style:name="P268" style:family="paragraph" style:parent-style-name="Text_20_body">
      <style:text-properties officeooo:rsid="0140d032" officeooo:paragraph-rsid="0140d032"/>
    </style:style>
    <style:style style:name="P269" style:family="paragraph" style:parent-style-name="Text_20_body">
      <style:text-properties officeooo:rsid="01441915" officeooo:paragraph-rsid="01441915"/>
    </style:style>
    <style:style style:name="P270" style:family="paragraph" style:parent-style-name="Text_20_body">
      <style:text-properties officeooo:rsid="0145ab79" officeooo:paragraph-rsid="0145ab79"/>
    </style:style>
    <style:style style:name="P271" style:family="paragraph" style:parent-style-name="Text_20_body">
      <style:text-properties officeooo:rsid="0147007d" officeooo:paragraph-rsid="0147007d"/>
    </style:style>
    <style:style style:name="P272" style:family="paragraph" style:parent-style-name="Heading_20_1">
      <style:text-properties officeooo:rsid="00ce87de" officeooo:paragraph-rsid="00ce87de"/>
    </style:style>
    <style:style style:name="P273" style:family="paragraph" style:parent-style-name="Heading_20_1">
      <style:text-properties officeooo:paragraph-rsid="0047059d"/>
    </style:style>
    <style:style style:name="P274" style:family="paragraph" style:parent-style-name="Heading_20_1">
      <style:text-properties officeooo:paragraph-rsid="00a2b382"/>
    </style:style>
    <style:style style:name="P275" style:family="paragraph" style:parent-style-name="Heading_20_2">
      <style:text-properties officeooo:paragraph-rsid="007ffa5f"/>
    </style:style>
    <style:style style:name="P276" style:family="paragraph" style:parent-style-name="Heading_20_2">
      <style:text-properties style:use-window-font-color="true" loext:opacity="0%" fo:language="en" fo:country="US" officeooo:rsid="00a6f86e"/>
    </style:style>
    <style:style style:name="P277" style:family="paragraph" style:parent-style-name="Standard" style:list-style-name="L1">
      <style:text-properties fo:language="en" fo:country="US" fo:font-weight="normal" officeooo:rsid="013d74ff" officeooo:paragraph-rsid="013d74ff" style:font-weight-asian="normal" style:font-weight-complex="normal"/>
    </style:style>
    <style:style style:name="P278" style:family="paragraph" style:parent-style-name="Text_20_body">
      <style:text-properties fo:font-weight="bold" officeooo:rsid="014179e0" officeooo:paragraph-rsid="014179e0" style:font-weight-asian="bold" style:font-weight-complex="bold"/>
    </style:style>
    <style:style style:name="P279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1441915" officeooo:paragraph-rsid="01441915"/>
    </style:style>
    <style:style style:name="P280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1441915" officeooo:paragraph-rsid="01441915"/>
    </style:style>
    <style:style style:name="P281" style:family="paragraph" style:parent-style-name="Text_20_body">
      <style:text-properties officeooo:rsid="0147007d" officeooo:paragraph-rsid="0147007d"/>
    </style:style>
    <style:style style:name="P28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147007d" officeooo:paragraph-rsid="0147007d"/>
    </style:style>
    <style:style style:name="P28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147007d" officeooo:paragraph-rsid="0147007d"/>
    </style:style>
    <style:style style:name="P284" style:family="paragraph" style:parent-style-name="Text_20_body">
      <style:text-properties officeooo:rsid="014aab18" officeooo:paragraph-rsid="014aab18"/>
    </style:style>
    <style:style style:name="P285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145ab79" officeooo:paragraph-rsid="0145ab79"/>
    </style:style>
    <style:style style:name="P286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145ab79" officeooo:paragraph-rsid="0145ab79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fo:color="#c9211e" loext:opacity="100%" officeooo:rsid="00cd4c3d"/>
    </style:style>
    <style:style style:name="T11" style:family="text">
      <style:text-properties fo:color="#c9211e" loext:opacity="100%" officeooo:rsid="00f64c7b"/>
    </style:style>
    <style:style style:name="T12" style:family="text">
      <style:text-properties officeooo:rsid="00088c70"/>
    </style:style>
    <style:style style:name="T13" style:family="text">
      <style:text-properties officeooo:rsid="0047059d"/>
    </style:style>
    <style:style style:name="T14" style:family="text">
      <style:text-properties officeooo:rsid="0047c4a8"/>
    </style:style>
    <style:style style:name="T15" style:family="text">
      <style:text-properties officeooo:rsid="008309a1"/>
    </style:style>
    <style:style style:name="T16" style:family="text">
      <style:text-properties officeooo:rsid="0084649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05081" style:font-weight-asian="bold" style:font-weight-complex="bold"/>
    </style:style>
    <style:style style:name="T19" style:family="text">
      <style:text-properties fo:font-weight="bold" officeooo:rsid="0078df66" style:font-weight-asian="bold" style:font-weight-complex="bold"/>
    </style:style>
    <style:style style:name="T20" style:family="text">
      <style:text-properties fo:font-weight="bold" officeooo:rsid="0017c9af" style:font-weight-asian="bold" style:font-weight-complex="bold"/>
    </style:style>
    <style:style style:name="T21" style:family="text">
      <style:text-properties fo:font-weight="bold" officeooo:rsid="001bf6ca" style:font-weight-asian="bold" style:font-weight-complex="bold"/>
    </style:style>
    <style:style style:name="T22" style:family="text">
      <style:text-properties fo:font-weight="bold" officeooo:rsid="0026678d" style:font-weight-asian="bold" style:font-weight-complex="bold"/>
    </style:style>
    <style:style style:name="T23" style:family="text">
      <style:text-properties fo:font-weight="bold" officeooo:rsid="0031e53e" style:font-weight-asian="bold" style:font-weight-complex="bold"/>
    </style:style>
    <style:style style:name="T24" style:family="text">
      <style:text-properties fo:font-weight="bold" officeooo:rsid="0036a647" style:font-weight-asian="bold" style:font-weight-complex="bold"/>
    </style:style>
    <style:style style:name="T25" style:family="text">
      <style:text-properties fo:font-weight="bold" officeooo:rsid="00467821" style:font-weight-asian="bold" style:font-weight-complex="bold"/>
    </style:style>
    <style:style style:name="T26" style:family="text">
      <style:text-properties fo:font-weight="bold" officeooo:rsid="006d0aae" style:font-weight-asian="bold" style:font-weight-complex="bold"/>
    </style:style>
    <style:style style:name="T27" style:family="text">
      <style:text-properties fo:font-weight="bold" officeooo:rsid="004b8411" style:font-weight-asian="bold" style:font-weight-complex="bold"/>
    </style:style>
    <style:style style:name="T28" style:family="text">
      <style:text-properties fo:font-weight="bold" officeooo:rsid="004ccff2" style:font-weight-asian="bold" style:font-weight-complex="bold"/>
    </style:style>
    <style:style style:name="T29" style:family="text">
      <style:text-properties fo:font-weight="bold" officeooo:rsid="00523576" style:font-weight-asian="bold" style:font-weight-complex="bold"/>
    </style:style>
    <style:style style:name="T30" style:family="text">
      <style:text-properties fo:font-weight="bold" officeooo:rsid="00582394" style:font-weight-asian="bold" style:font-weight-complex="bold"/>
    </style:style>
    <style:style style:name="T31" style:family="text">
      <style:text-properties fo:font-weight="bold" officeooo:rsid="0059afb5" style:font-weight-asian="bold" style:font-weight-complex="bold"/>
    </style:style>
    <style:style style:name="T32" style:family="text">
      <style:text-properties fo:font-weight="bold" officeooo:rsid="00920c38" style:font-weight-asian="bold" style:font-weight-complex="bold"/>
    </style:style>
    <style:style style:name="T33" style:family="text">
      <style:text-properties fo:font-weight="bold" officeooo:rsid="00a60a2e" style:font-weight-asian="bold" style:font-weight-complex="bold"/>
    </style:style>
    <style:style style:name="T34" style:family="text">
      <style:text-properties fo:font-weight="bold" officeooo:rsid="00a69044" style:font-weight-asian="bold" style:font-weight-complex="bold"/>
    </style:style>
    <style:style style:name="T35" style:family="text">
      <style:text-properties fo:font-weight="bold" officeooo:rsid="00a658f2" style:font-weight-asian="bold" style:font-weight-complex="bold"/>
    </style:style>
    <style:style style:name="T36" style:family="text">
      <style:text-properties fo:font-weight="bold" officeooo:rsid="00904435" style:font-weight-asian="bold" style:font-weight-complex="bold"/>
    </style:style>
    <style:style style:name="T37" style:family="text">
      <style:text-properties fo:font-weight="bold" officeooo:rsid="00913dd0" style:font-weight-asian="bold" style:font-weight-complex="bold"/>
    </style:style>
    <style:style style:name="T38" style:family="text">
      <style:text-properties fo:font-weight="bold" officeooo:rsid="0093ef6f" style:font-weight-asian="bold" style:font-weight-complex="bold"/>
    </style:style>
    <style:style style:name="T39" style:family="text">
      <style:text-properties fo:font-weight="bold" officeooo:rsid="0095c643" style:font-weight-asian="bold" style:font-weight-complex="bold"/>
    </style:style>
    <style:style style:name="T40" style:family="text">
      <style:text-properties fo:font-weight="bold" officeooo:rsid="0098616e" style:font-weight-asian="bold" style:font-weight-complex="bold"/>
    </style:style>
    <style:style style:name="T41" style:family="text">
      <style:text-properties fo:font-weight="bold" officeooo:rsid="00a24922" style:font-weight-asian="bold" style:font-weight-complex="bold"/>
    </style:style>
    <style:style style:name="T42" style:family="text">
      <style:text-properties fo:font-weight="bold" officeooo:rsid="0089ffad" style:font-weight-asian="bold" style:font-weight-complex="bold"/>
    </style:style>
    <style:style style:name="T43" style:family="text">
      <style:text-properties fo:font-weight="bold" officeooo:rsid="00c232bc" style:font-weight-asian="bold" style:font-weight-complex="bold"/>
    </style:style>
    <style:style style:name="T44" style:family="text">
      <style:text-properties fo:font-weight="bold" officeooo:rsid="00c98f7d" style:font-weight-asian="bold" style:font-weight-complex="bold"/>
    </style:style>
    <style:style style:name="T45" style:family="text">
      <style:text-properties fo:font-weight="bold" officeooo:rsid="00cb5916" style:font-weight-asian="bold" style:font-weight-complex="bold"/>
    </style:style>
    <style:style style:name="T46" style:family="text">
      <style:text-properties fo:font-weight="bold" officeooo:rsid="00d1ce24" style:font-weight-asian="bold" style:font-weight-complex="bold"/>
    </style:style>
    <style:style style:name="T47" style:family="text">
      <style:text-properties fo:font-weight="bold" officeooo:rsid="00d3cb75" style:font-weight-asian="bold" style:font-weight-complex="bold"/>
    </style:style>
    <style:style style:name="T48" style:family="text">
      <style:text-properties fo:font-weight="bold" officeooo:rsid="00da9dd4" style:font-weight-asian="bold" style:font-weight-complex="bold"/>
    </style:style>
    <style:style style:name="T49" style:family="text">
      <style:text-properties fo:font-weight="bold" officeooo:rsid="00ef26bf" style:font-weight-asian="bold" style:font-weight-complex="bold"/>
    </style:style>
    <style:style style:name="T50" style:family="text">
      <style:text-properties fo:font-weight="bold" officeooo:rsid="00f486bd" style:font-weight-asian="bold" style:font-weight-complex="bold"/>
    </style:style>
    <style:style style:name="T51" style:family="text">
      <style:text-properties fo:font-weight="bold" officeooo:rsid="01002f6c" style:font-weight-asian="bold" style:font-weight-complex="bold"/>
    </style:style>
    <style:style style:name="T52" style:family="text">
      <style:text-properties fo:font-weight="bold" officeooo:rsid="010555a5" style:font-weight-asian="bold" style:font-weight-complex="bold"/>
    </style:style>
    <style:style style:name="T53" style:family="text">
      <style:text-properties fo:font-weight="bold" officeooo:rsid="01086604" style:font-weight-asian="bold" style:font-weight-complex="bold"/>
    </style:style>
    <style:style style:name="T54" style:family="text">
      <style:text-properties fo:font-weight="bold" officeooo:rsid="009b406b" style:font-weight-asian="bold" style:font-weight-complex="bold"/>
    </style:style>
    <style:style style:name="T55" style:family="text">
      <style:text-properties fo:font-weight="bold" officeooo:rsid="0114c375" style:font-weight-asian="bold" style:font-weight-complex="bold"/>
    </style:style>
    <style:style style:name="T56" style:family="text">
      <style:text-properties fo:font-weight="bold" officeooo:rsid="0124f09b" style:font-weight-asian="bold" style:font-weight-complex="bold"/>
    </style:style>
    <style:style style:name="T57" style:family="text">
      <style:text-properties fo:font-weight="bold" officeooo:rsid="012c46e1" style:font-weight-asian="bold" style:font-weight-complex="bold"/>
    </style:style>
    <style:style style:name="T58" style:family="text">
      <style:text-properties fo:font-weight="bold" officeooo:rsid="012fd716" style:font-weight-asian="bold" style:font-weight-complex="bold"/>
    </style:style>
    <style:style style:name="T59" style:family="text">
      <style:text-properties fo:font-weight="bold" officeooo:rsid="013e65e0" style:font-weight-asian="bold" style:font-weight-complex="bold"/>
    </style:style>
    <style:style style:name="T60" style:family="text">
      <style:text-properties fo:font-weight="bold" officeooo:rsid="013fc198" style:font-weight-asian="bold" style:font-weight-complex="bold"/>
    </style:style>
    <style:style style:name="T61" style:family="text">
      <style:text-properties fo:font-weight="bold" officeooo:rsid="01443ac8" style:font-weight-asian="bold" style:font-weight-complex="bold"/>
    </style:style>
    <style:style style:name="T62" style:family="text">
      <style:text-properties fo:font-weight="bold" officeooo:rsid="0148cb1b" style:font-weight-asian="bold" style:font-weight-complex="bold"/>
    </style:style>
    <style:style style:name="T63" style:family="text">
      <style:text-properties fo:font-weight="bold" style:font-name-asian="Calibri" style:font-weight-asian="bold" style:font-name-complex="Calibri"/>
    </style:style>
    <style:style style:name="T64" style:family="text">
      <style:text-properties fo:font-weight="bold" style:font-name-asian="Calibri" style:font-weight-asian="bold" style:font-name-complex="Calibri" style:font-weight-complex="bold"/>
    </style:style>
    <style:style style:name="T65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66" style:family="text">
      <style:text-properties fo:font-weight="bold" officeooo:rsid="00ed94fe" style:font-name-asian="Calibri" style:font-weight-asian="bold" style:font-name-complex="Calibri" style:font-weight-complex="bold"/>
    </style:style>
    <style:style style:name="T67" style:family="text">
      <style:text-properties fo:font-weight="bold" officeooo:rsid="00ec6aec" style:font-name-asian="Calibri" style:font-weight-asian="bold" style:font-name-complex="Calibri" style:font-weight-complex="bold"/>
    </style:style>
    <style:style style:name="T68" style:family="text">
      <style:text-properties fo:font-weight="bold" officeooo:rsid="00ec6aec" style:font-name-asian="Calibri" style:font-weight-asian="bold" style:font-name-complex="Calibri"/>
    </style:style>
    <style:style style:name="T69" style:family="text">
      <style:text-properties officeooo:rsid="007bafdf"/>
    </style:style>
    <style:style style:name="T70" style:family="text">
      <style:text-properties officeooo:rsid="0039d2a4"/>
    </style:style>
    <style:style style:name="T71" style:family="text">
      <style:text-properties officeooo:rsid="0086bf69"/>
    </style:style>
    <style:style style:name="T72" style:family="text">
      <style:text-properties officeooo:rsid="00652bf5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751ae0" style:font-weight-asian="normal" style:font-weight-complex="normal"/>
    </style:style>
    <style:style style:name="T75" style:family="text">
      <style:text-properties fo:font-weight="normal" officeooo:rsid="005bae67" style:font-weight-asian="normal" style:font-weight-complex="normal"/>
    </style:style>
    <style:style style:name="T76" style:family="text">
      <style:text-properties fo:font-weight="normal" officeooo:rsid="00a60a2e" style:font-weight-asian="normal" style:font-weight-complex="normal"/>
    </style:style>
    <style:style style:name="T77" style:family="text">
      <style:text-properties fo:font-weight="normal" officeooo:rsid="00a658f2" style:font-weight-asian="normal" style:font-weight-complex="normal"/>
    </style:style>
    <style:style style:name="T78" style:family="text">
      <style:text-properties fo:font-weight="normal" officeooo:rsid="00da9dd4" style:font-weight-asian="normal" style:font-weight-complex="normal"/>
    </style:style>
    <style:style style:name="T79" style:family="text">
      <style:text-properties fo:font-weight="normal" officeooo:rsid="00ef26bf" style:font-weight-asian="normal" style:font-weight-complex="normal"/>
    </style:style>
    <style:style style:name="T80" style:family="text">
      <style:text-properties fo:font-weight="normal" style:font-name-asian="Calibri" style:font-weight-asian="normal" style:font-name-complex="Calibri" style:font-weight-complex="normal"/>
    </style:style>
    <style:style style:name="T81" style:family="text">
      <style:text-properties fo:font-weight="normal" officeooo:rsid="00ed94fe" style:font-name-asian="Calibri" style:font-weight-asian="normal" style:font-name-complex="Calibri" style:font-weight-complex="normal"/>
    </style:style>
    <style:style style:name="T82" style:family="text">
      <style:text-properties officeooo:rsid="005da59f"/>
    </style:style>
    <style:style style:name="T83" style:family="text">
      <style:text-properties officeooo:rsid="0065cefe"/>
    </style:style>
    <style:style style:name="T84" style:family="text">
      <style:text-properties officeooo:rsid="005f9d7f"/>
    </style:style>
    <style:style style:name="T85" style:family="text">
      <style:text-properties officeooo:rsid="00705081"/>
    </style:style>
    <style:style style:name="T86" style:family="text">
      <style:text-properties officeooo:rsid="007690a6"/>
    </style:style>
    <style:style style:name="T87" style:family="text">
      <style:text-properties officeooo:rsid="0078df66"/>
    </style:style>
    <style:style style:name="T88" style:family="text">
      <style:text-properties fo:language="en" fo:country="US"/>
    </style:style>
    <style:style style:name="T89" style:family="text">
      <style:text-properties fo:language="en" fo:country="US" fo:font-weight="bold" style:font-weight-asian="bold" style:font-weight-complex="bold"/>
    </style:style>
    <style:style style:name="T90" style:family="text">
      <style:text-properties fo:language="en" fo:country="US" fo:font-weight="bold" officeooo:rsid="009a5be8" style:font-weight-asian="bold" style:font-weight-complex="bold"/>
    </style:style>
    <style:style style:name="T91" style:family="text">
      <style:text-properties fo:language="en" fo:country="US" fo:font-weight="bold" officeooo:rsid="00913dd0" style:font-weight-asian="bold" style:font-weight-complex="bold"/>
    </style:style>
    <style:style style:name="T92" style:family="text">
      <style:text-properties fo:language="en" fo:country="US" fo:font-weight="bold" officeooo:rsid="0110c331" style:font-weight-asian="bold" style:font-weight-complex="bold"/>
    </style:style>
    <style:style style:name="T93" style:family="text">
      <style:text-properties fo:language="en" fo:country="US" fo:font-weight="bold" officeooo:rsid="012342ee" style:font-weight-asian="bold" style:font-weight-complex="bold"/>
    </style:style>
    <style:style style:name="T94" style:family="text">
      <style:text-properties fo:language="en" fo:country="US" fo:font-weight="bold" officeooo:rsid="01222093" style:font-weight-asian="bold" style:font-weight-complex="bold"/>
    </style:style>
    <style:style style:name="T95" style:family="text">
      <style:text-properties fo:language="en" fo:country="US" officeooo:rsid="008e9390"/>
    </style:style>
    <style:style style:name="T96" style:family="text">
      <style:text-properties fo:language="en" fo:country="US" officeooo:rsid="00234b8f"/>
    </style:style>
    <style:style style:name="T97" style:family="text">
      <style:text-properties fo:language="en" fo:country="US" fo:font-weight="normal" officeooo:rsid="009a5be8" style:font-weight-asian="normal" style:font-weight-complex="normal"/>
    </style:style>
    <style:style style:name="T98" style:family="text">
      <style:text-properties fo:language="en" fo:country="US" fo:font-weight="normal" officeooo:rsid="00913dd0" style:font-weight-asian="normal" style:font-weight-complex="normal"/>
    </style:style>
    <style:style style:name="T99" style:family="text">
      <style:text-properties fo:language="en" fo:country="US" fo:font-weight="normal" officeooo:rsid="012342ee" style:font-weight-asian="normal" style:font-weight-complex="normal"/>
    </style:style>
    <style:style style:name="T100" style:family="text">
      <style:text-properties fo:language="en" fo:country="US" officeooo:rsid="0110c331"/>
    </style:style>
    <style:style style:name="T101" style:family="text">
      <style:text-properties fo:language="en" fo:country="US" officeooo:rsid="007f9b4a"/>
    </style:style>
    <style:style style:name="T102" style:family="text">
      <style:text-properties fo:language="en" fo:country="US" officeooo:rsid="0115ee7d"/>
    </style:style>
    <style:style style:name="T103" style:family="text">
      <style:text-properties fo:language="en" fo:country="US" officeooo:rsid="01222093"/>
    </style:style>
    <style:style style:name="T104" style:family="text">
      <style:text-properties officeooo:rsid="007ffa5f"/>
    </style:style>
    <style:style style:name="T105" style:family="text">
      <style:text-properties fo:language="uk" fo:country="UA" officeooo:rsid="00234b8f"/>
    </style:style>
    <style:style style:name="T106" style:family="text">
      <style:text-properties fo:language="uk" fo:country="UA" officeooo:rsid="01222093"/>
    </style:style>
    <style:style style:name="T107" style:family="text">
      <style:text-properties officeooo:rsid="009b406b"/>
    </style:style>
    <style:style style:name="T108" style:family="text">
      <style:text-properties style:use-window-font-color="true" loext:opacity="0%"/>
    </style:style>
    <style:style style:name="T109" style:family="text">
      <style:text-properties style:use-window-font-color="true" loext:opacity="0%" fo:language="en" fo:country="US"/>
    </style:style>
    <style:style style:name="T110" style:family="text">
      <style:text-properties style:use-window-font-color="true" loext:opacity="0%" fo:language="en" fo:country="US" fo:font-weight="bold" style:font-weight-asian="bold" style:font-weight-complex="bold"/>
    </style:style>
    <style:style style:name="T111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112" style:family="text">
      <style:text-properties style:use-window-font-color="true" loext:opacity="0%" fo:language="en" fo:country="US" officeooo:rsid="00aa0232"/>
    </style:style>
    <style:style style:name="T113" style:family="text">
      <style:text-properties style:use-window-font-color="true" loext:opacity="0%" fo:language="en" fo:country="US" officeooo:rsid="00b0017e"/>
    </style:style>
    <style:style style:name="T114" style:family="text">
      <style:text-properties style:use-window-font-color="true" loext:opacity="0%" fo:language="en" fo:country="US" officeooo:rsid="00a7619f"/>
    </style:style>
    <style:style style:name="T115" style:family="text">
      <style:text-properties style:use-window-font-color="true" loext:opacity="0%" fo:language="en" fo:country="US" officeooo:rsid="00b25de2"/>
    </style:style>
    <style:style style:name="T116" style:family="text">
      <style:text-properties style:use-window-font-color="true" loext:opacity="0%" officeooo:rsid="007dd5b3"/>
    </style:style>
    <style:style style:name="T117" style:family="text">
      <style:text-properties style:use-window-font-color="true" loext:opacity="0%" officeooo:rsid="0110c331"/>
    </style:style>
    <style:style style:name="T118" style:family="text">
      <style:text-properties style:use-window-font-color="true" loext:opacity="0%" fo:font-weight="bold" style:font-weight-asian="bold" style:font-weight-complex="bold"/>
    </style:style>
    <style:style style:name="T119" style:family="text">
      <style:text-properties style:use-window-font-color="true" loext:opacity="0%" fo:font-weight="bold" officeooo:rsid="0110c331" style:font-weight-asian="bold" style:font-weight-complex="bold"/>
    </style:style>
    <style:style style:name="T120" style:family="text">
      <style:text-properties style:use-window-font-color="true" loext:opacity="0%" fo:font-weight="bold" officeooo:rsid="007dd5b3" style:font-weight-asian="bold" style:font-weight-complex="bold"/>
    </style:style>
    <style:style style:name="T121" style:family="text">
      <style:text-properties officeooo:rsid="00170cfa"/>
    </style:style>
    <style:style style:name="T122" style:family="text">
      <style:text-properties officeooo:rsid="0013cd08"/>
    </style:style>
    <style:style style:name="T123" style:family="text">
      <style:text-properties officeooo:rsid="00238c17"/>
    </style:style>
    <style:style style:name="T124" style:family="text">
      <style:text-properties officeooo:rsid="0017c9af"/>
    </style:style>
    <style:style style:name="T125" style:family="text">
      <style:text-properties officeooo:rsid="001bf6ca"/>
    </style:style>
    <style:style style:name="T126" style:family="text">
      <style:text-properties officeooo:rsid="001c238d"/>
    </style:style>
    <style:style style:name="T127" style:family="text">
      <style:text-properties officeooo:rsid="0026678d"/>
    </style:style>
    <style:style style:name="T128" style:family="text">
      <style:text-properties officeooo:rsid="00224a2c"/>
    </style:style>
    <style:style style:name="T129" style:family="text">
      <style:text-properties officeooo:rsid="001cfcd5"/>
    </style:style>
    <style:style style:name="T130" style:family="text">
      <style:text-properties officeooo:rsid="00235c7e"/>
    </style:style>
    <style:style style:name="T131" style:family="text">
      <style:text-properties officeooo:rsid="00419da1"/>
    </style:style>
    <style:style style:name="T132" style:family="text">
      <style:text-properties officeooo:rsid="003e18ee"/>
    </style:style>
    <style:style style:name="T133" style:family="text">
      <style:text-properties officeooo:rsid="004097e5"/>
    </style:style>
    <style:style style:name="T134" style:family="text">
      <style:text-properties officeooo:rsid="003f1799"/>
    </style:style>
    <style:style style:name="T135" style:family="text">
      <style:text-properties officeooo:rsid="00414e82"/>
    </style:style>
    <style:style style:name="T136" style:family="text">
      <style:text-properties officeooo:rsid="0041018c"/>
    </style:style>
    <style:style style:name="T137" style:family="text">
      <style:text-properties officeooo:rsid="00353d6c"/>
    </style:style>
    <style:style style:name="T138" style:family="text">
      <style:text-properties officeooo:rsid="0031e53e"/>
    </style:style>
    <style:style style:name="T139" style:family="text">
      <style:text-properties officeooo:rsid="0033b3e1"/>
    </style:style>
    <style:style style:name="T140" style:family="text">
      <style:text-properties officeooo:rsid="0036a647"/>
    </style:style>
    <style:style style:name="T141" style:family="text">
      <style:text-properties officeooo:rsid="00467821"/>
    </style:style>
    <style:style style:name="T142" style:family="text">
      <style:text-properties officeooo:rsid="006d0aae"/>
    </style:style>
    <style:style style:name="T143" style:family="text">
      <style:text-properties officeooo:rsid="002d94d1"/>
    </style:style>
    <style:style style:name="T144" style:family="text">
      <style:text-properties officeooo:rsid="004b8411"/>
    </style:style>
    <style:style style:name="T145" style:family="text">
      <style:text-properties officeooo:rsid="004ccff2"/>
    </style:style>
    <style:style style:name="T146" style:family="text">
      <style:text-properties officeooo:rsid="00523576"/>
    </style:style>
    <style:style style:name="T147" style:family="text">
      <style:text-properties officeooo:rsid="00582394"/>
    </style:style>
    <style:style style:name="T148" style:family="text">
      <style:text-properties officeooo:rsid="0059afb5"/>
    </style:style>
    <style:style style:name="T149" style:family="text">
      <style:text-properties officeooo:rsid="0053d339"/>
    </style:style>
    <style:style style:name="T150" style:family="text">
      <style:text-properties officeooo:rsid="0056827d"/>
    </style:style>
    <style:style style:name="T151" style:family="text">
      <style:text-properties officeooo:rsid="004f449b"/>
    </style:style>
    <style:style style:name="T152" style:family="text">
      <style:text-properties officeooo:rsid="00511592"/>
    </style:style>
    <style:style style:name="T153" style:family="text">
      <style:text-properties officeooo:rsid="0084f005"/>
    </style:style>
    <style:style style:name="T154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55" style:family="text">
      <style:text-properties style:font-name-asian="Calibri" style:font-name-complex="Calibri"/>
    </style:style>
    <style:style style:name="T156" style:family="text">
      <style:text-properties officeooo:rsid="0089ffad" style:font-name-asian="Calibri" style:font-name-complex="Calibri"/>
    </style:style>
    <style:style style:name="T157" style:family="text">
      <style:text-properties officeooo:rsid="008b4893" style:font-name-asian="Calibri" style:font-name-complex="Calibri"/>
    </style:style>
    <style:style style:name="T158" style:family="text">
      <style:text-properties officeooo:rsid="0089c5bb" style:font-name-asian="Calibri" style:font-name-complex="Calibri"/>
    </style:style>
    <style:style style:name="T159" style:family="text">
      <style:text-properties officeooo:rsid="00eac8b6" style:font-name-asian="Calibri" style:font-name-complex="Calibri"/>
    </style:style>
    <style:style style:name="T160" style:family="text">
      <style:text-properties officeooo:rsid="00ec6aec" style:font-name-asian="Calibri" style:font-name-complex="Calibri"/>
    </style:style>
    <style:style style:name="T161" style:family="text">
      <style:text-properties officeooo:rsid="00ed94fe" style:font-name-asian="Calibri" style:font-name-complex="Calibri"/>
    </style:style>
    <style:style style:name="T162" style:family="text">
      <style:text-properties officeooo:rsid="00ee588d" style:font-name-asian="Calibri" style:font-name-complex="Calibri"/>
    </style:style>
    <style:style style:name="T163" style:family="text">
      <style:text-properties officeooo:rsid="00904435"/>
    </style:style>
    <style:style style:name="T164" style:family="text">
      <style:text-properties officeooo:rsid="00920c38"/>
    </style:style>
    <style:style style:name="T165" style:family="text">
      <style:text-properties officeooo:rsid="00913dd0"/>
    </style:style>
    <style:style style:name="T166" style:family="text">
      <style:text-properties officeooo:rsid="00927d14"/>
    </style:style>
    <style:style style:name="T167" style:family="text">
      <style:text-properties officeooo:rsid="0093ef6f"/>
    </style:style>
    <style:style style:name="T168" style:family="text">
      <style:text-properties officeooo:rsid="00a60a2e"/>
    </style:style>
    <style:style style:name="T169" style:family="text">
      <style:text-properties officeooo:rsid="00a69044"/>
    </style:style>
    <style:style style:name="T170" style:family="text">
      <style:text-properties officeooo:rsid="0094f5a5"/>
    </style:style>
    <style:style style:name="T171" style:family="text">
      <style:text-properties officeooo:rsid="0098616e"/>
    </style:style>
    <style:style style:name="T172" style:family="text">
      <style:text-properties officeooo:rsid="0095c643"/>
    </style:style>
    <style:style style:name="T173" style:family="text">
      <style:text-properties officeooo:rsid="0096dc90"/>
    </style:style>
    <style:style style:name="T174" style:family="text">
      <style:text-properties officeooo:rsid="009cf0d3"/>
    </style:style>
    <style:style style:name="T175" style:family="text">
      <style:text-properties officeooo:rsid="009dbc0f"/>
    </style:style>
    <style:style style:name="T176" style:family="text">
      <style:text-properties officeooo:rsid="009feebc"/>
    </style:style>
    <style:style style:name="T177" style:family="text">
      <style:text-properties officeooo:rsid="00a06fd4"/>
    </style:style>
    <style:style style:name="T178" style:family="text">
      <style:text-properties officeooo:rsid="00a156a1"/>
    </style:style>
    <style:style style:name="T179" style:family="text">
      <style:text-properties officeooo:rsid="00a24922"/>
    </style:style>
    <style:style style:name="T180" style:family="text">
      <style:text-properties officeooo:rsid="0089ffad"/>
    </style:style>
    <style:style style:name="T181" style:family="text">
      <style:text-properties officeooo:rsid="008b4893"/>
    </style:style>
    <style:style style:name="T182" style:family="text">
      <style:text-properties officeooo:rsid="008d8c1a"/>
    </style:style>
    <style:style style:name="T183" style:family="text">
      <style:text-properties fo:font-size="14pt" fo:font-weight="bold" style:font-name-asian="Calibri" style:font-size-asian="14pt" style:font-weight-asian="bold" style:font-name-complex="Calibri"/>
    </style:style>
    <style:style style:name="T184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85" style:family="text">
      <style:text-properties officeooo:rsid="00b9469d"/>
    </style:style>
    <style:style style:name="T186" style:family="text">
      <style:text-properties officeooo:rsid="00b99c32"/>
    </style:style>
    <style:style style:name="T187" style:family="text">
      <style:text-properties officeooo:rsid="00bb9199"/>
    </style:style>
    <style:style style:name="T188" style:family="text">
      <style:text-properties officeooo:rsid="00c0516d"/>
    </style:style>
    <style:style style:name="T189" style:family="text">
      <style:text-properties officeooo:rsid="00c232bc"/>
    </style:style>
    <style:style style:name="T190" style:family="text">
      <style:text-properties officeooo:rsid="00c8c4fc"/>
    </style:style>
    <style:style style:name="T191" style:family="text">
      <style:text-properties officeooo:rsid="00c97cf6"/>
    </style:style>
    <style:style style:name="T192" style:family="text">
      <style:text-properties officeooo:rsid="00c98f7d"/>
    </style:style>
    <style:style style:name="T193" style:family="text">
      <style:text-properties officeooo:rsid="00cb5916"/>
    </style:style>
    <style:style style:name="T194" style:family="text">
      <style:text-properties officeooo:rsid="00d1ce24"/>
    </style:style>
    <style:style style:name="T195" style:family="text">
      <style:text-properties officeooo:rsid="00d8aa74"/>
    </style:style>
    <style:style style:name="T196" style:family="text">
      <style:text-properties officeooo:rsid="00deadb3"/>
    </style:style>
    <style:style style:name="T197" style:family="text">
      <style:text-properties officeooo:rsid="00e193a3"/>
    </style:style>
    <style:style style:name="T198" style:family="text">
      <style:text-properties officeooo:rsid="00e6f554"/>
    </style:style>
    <style:style style:name="T199" style:family="text">
      <style:text-properties officeooo:rsid="00eac8b6"/>
    </style:style>
    <style:style style:name="T200" style:family="text">
      <style:text-properties officeooo:rsid="00ec6aec"/>
    </style:style>
    <style:style style:name="T201" style:family="text">
      <style:text-properties officeooo:rsid="00ef26bf"/>
    </style:style>
    <style:style style:name="T202" style:family="text">
      <style:text-properties officeooo:rsid="00f0dd57"/>
    </style:style>
    <style:style style:name="T203" style:family="text">
      <style:text-properties officeooo:rsid="00f242e4"/>
    </style:style>
    <style:style style:name="T204" style:family="text">
      <style:text-properties officeooo:rsid="00f486bd"/>
    </style:style>
    <style:style style:name="T205" style:family="text">
      <style:text-properties officeooo:rsid="00f60ccb"/>
    </style:style>
    <style:style style:name="T206" style:family="text">
      <style:text-properties officeooo:rsid="00f6e846"/>
    </style:style>
    <style:style style:name="T207" style:family="text">
      <style:text-properties officeooo:rsid="00f818a1"/>
    </style:style>
    <style:style style:name="T208" style:family="text">
      <style:text-properties officeooo:rsid="00f9102e"/>
    </style:style>
    <style:style style:name="T209" style:family="text">
      <style:text-properties officeooo:rsid="00fdeff0"/>
    </style:style>
    <style:style style:name="T210" style:family="text">
      <style:text-properties officeooo:rsid="0100216d"/>
    </style:style>
    <style:style style:name="T211" style:family="text">
      <style:text-properties officeooo:rsid="01002f6c"/>
    </style:style>
    <style:style style:name="T212" style:family="text">
      <style:text-properties officeooo:rsid="01019d3c"/>
    </style:style>
    <style:style style:name="T213" style:family="text">
      <style:text-properties officeooo:rsid="010555a5"/>
    </style:style>
    <style:style style:name="T214" style:family="text">
      <style:text-properties officeooo:rsid="01059216"/>
    </style:style>
    <style:style style:name="T215" style:family="text">
      <style:text-properties officeooo:rsid="0106fcb9"/>
    </style:style>
    <style:style style:name="T216" style:family="text">
      <style:text-properties officeooo:rsid="0107fda3"/>
    </style:style>
    <style:style style:name="T217" style:family="text">
      <style:text-properties officeooo:rsid="01086604"/>
    </style:style>
    <style:style style:name="T218" style:family="text">
      <style:text-properties officeooo:rsid="01092d53"/>
    </style:style>
    <style:style style:name="T219" style:family="text">
      <style:text-properties officeooo:rsid="010fa6d8"/>
    </style:style>
    <style:style style:name="T220" style:family="text">
      <style:text-properties officeooo:rsid="01127762"/>
    </style:style>
    <style:style style:name="T221" style:family="text">
      <style:text-properties officeooo:rsid="0114b1b5"/>
    </style:style>
    <style:style style:name="T222" style:family="text">
      <style:text-properties officeooo:rsid="0114c375"/>
    </style:style>
    <style:style style:name="T223" style:family="text">
      <style:text-properties officeooo:rsid="0115ee7d"/>
    </style:style>
    <style:style style:name="T224" style:family="text">
      <style:text-properties officeooo:rsid="0117f4f2"/>
    </style:style>
    <style:style style:name="T225" style:family="text">
      <style:text-properties officeooo:rsid="0119356a"/>
    </style:style>
    <style:style style:name="T226" style:family="text">
      <style:text-properties officeooo:rsid="011b5c92"/>
    </style:style>
    <style:style style:name="T227" style:family="text">
      <style:text-properties officeooo:rsid="011d0b98"/>
    </style:style>
    <style:style style:name="T228" style:family="text">
      <style:text-properties officeooo:rsid="011f0b1b"/>
    </style:style>
    <style:style style:name="T229" style:family="text">
      <style:text-properties officeooo:rsid="011f8fa3"/>
    </style:style>
    <style:style style:name="T230" style:family="text">
      <style:text-properties officeooo:rsid="01204ba2"/>
    </style:style>
    <style:style style:name="T231" style:family="text">
      <style:text-properties officeooo:rsid="01222093"/>
    </style:style>
    <style:style style:name="T232" style:family="text">
      <style:text-properties officeooo:rsid="012342ee"/>
    </style:style>
    <style:style style:name="T233" style:family="text">
      <style:text-properties officeooo:rsid="0124f09b"/>
    </style:style>
    <style:style style:name="T234" style:family="text">
      <style:text-properties officeooo:rsid="0126e465"/>
    </style:style>
    <style:style style:name="T235" style:family="text">
      <style:text-properties officeooo:rsid="0127efc7"/>
    </style:style>
    <style:style style:name="T236" style:family="text">
      <style:text-properties officeooo:rsid="0129de0e"/>
    </style:style>
    <style:style style:name="T237" style:family="text">
      <style:text-properties officeooo:rsid="012c46e1"/>
    </style:style>
    <style:style style:name="T238" style:family="text">
      <style:text-properties officeooo:rsid="012c6929"/>
    </style:style>
    <style:style style:name="T239" style:family="text">
      <style:text-properties officeooo:rsid="012de208"/>
    </style:style>
    <style:style style:name="T240" style:family="text">
      <style:text-properties officeooo:rsid="012fd716"/>
    </style:style>
    <style:style style:name="T241" style:family="text">
      <style:text-properties officeooo:rsid="013ca516"/>
    </style:style>
    <style:style style:name="T242" style:family="text">
      <style:text-properties officeooo:rsid="013d74ff"/>
    </style:style>
    <style:style style:name="T243" style:family="text">
      <style:text-properties officeooo:rsid="013e65e0"/>
    </style:style>
    <style:style style:name="T244" style:family="text">
      <style:text-properties officeooo:rsid="013ee90d"/>
    </style:style>
    <style:style style:name="T245" style:family="text">
      <style:text-properties officeooo:rsid="01443ac8"/>
    </style:style>
    <style:style style:name="T246" style:family="text">
      <style:text-properties officeooo:rsid="0147007d"/>
    </style:style>
    <style:style style:name="T247" style:family="text">
      <style:text-properties officeooo:rsid="0148cb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2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3">File </text:span>/<text:span text:style-name="T13">etc/ssh/sshd_config has property: AllowUsers user1 user2 user3</text:span></text:p>
      <text:p text:style-name="P7"><text:tab/><text:span text:style-name="T14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3"><text:span text:style-name="T15">curl?? networking?? </text:span><text:span text:style-name="T16">tar zip?? PAM (Pluggable Authentication Modules)??</text:span></text:p>
      <text:p text:style-name="P13">Switch to TTY: Ctrl + Alt + F2??</text:p>
      <text:p text:style-name="P14">using man, what apt-get(8) means??</text:p>
      <text:p text:style-name="P14">namespaces in systemd??</text:p>
      <text:p text:style-name="P15">autostart programs??</text:p>
      <text:p text:style-name="P15">getent passwd _apt??</text:p>
      <text:p text:style-name="P13"/>
      <text:p text:style-name="P199"><text:span text:style-name="T17">Splash screen</text:span> – what is displayed when system boots, not login screen yet. <text:span text:style-name="T17">Plymouth</text:span> is program which <text:span text:style-name="T195">is responsible for showing this screen.</text:span></text:p>
      <text:p text:style-name="P199"/>
      <text:p text:style-name="P200"><text:span text:style-name="T17">Display manager</text:span> – is a common name for graphical login programs(responsible for login screen). Most popular are SDDM(for KDE Plasma), LightDM(written for Ubuntu), GDM(for GNOME).</text:p>
      <text:p text:style-name="P200"/>
      <text:h text:style-name="P272" text:outline-level="1">Directories</text:h>
      <text:p text:style-name="P162">/<text:span text:style-name="T213">run – volatile run time data, typically in-memory file system(like </text:span><text:span text:style-name="T52">tmpfs</text:span><text:span text:style-name="T213">)</text:span></text:p>
      <text:p text:style-name="P113">System wide apps</text:p>
      <text:p text:style-name="P244">/usr/bin – executable</text:p>
      <text:p text:style-name="P244">/usr/lib, /usr/lib64 – arch. dependent libraries</text:p>
      <text:p text:style-name="P244">/usr/share/appname – arch. independent data</text:p>
      <text:p text:style-name="P245">This is how package manager installs apps.</text:p>
      <text:p text:style-name="P113">Manually compiled and installed apps</text:p>
      <text:p text:style-name="P244">/usr/local/bin, /usr/local/lib – both are already in PATH</text:p>
      <text:p text:style-name="P113">Single-user apps</text:p>
      <text:p text:style-name="P244">~/.local/bin/appname</text:p>
      <text:p text:style-name="P113"><text:soft-page-break/>Self-contained apps(bundles own libraries)</text:p>
      <text:p text:style-name="P244">/opt/appname</text:p>
      <text:p text:style-name="P244"/>
      <text:h text:style-name="Heading_20_1" text:outline-level="1">Terminal tricks</text:h>
      <text:p text:style-name="P264">Delete line(instead of backspacing): Ctrl+U</text:p>
      <text:p text:style-name="P264">Move to beginning of line: Ctrl+A</text:p>
      <text:p text:style-name="P264">Move to end of line: Ctrl+E</text:p>
      <text:p text:style-name="P262"/>
      <text:p text:style-name="P262">Return to prev. dir., allows quick swithcing between dirs.: cd -</text:p>
      <text:p text:style-name="P262"/>
      <text:p text:style-name="P262">Move app to background without quitting: Ctrl+Z</text:p>
      <text:p text:style-name="P262">Return back to “minimized” app: fg</text:p>
      <text:p text:style-name="P262"/>
      <text:p text:style-name="P263">View command history: history</text:p>
      <text:p text:style-name="P263">Execute command from history(123 is number of command): !123</text:p>
      <text:p text:style-name="P265">Clear history: history -c</text:p>
      <text:p text:style-name="P262"/>
      <text:h text:style-name="Heading_20_1" text:outline-level="1">Shell &amp; env<text:span text:style-name="T190">ironment</text:span> var<text:span text:style-name="T190">iables</text:span></text:h>
      <text:p text:style-name="P189">Interactive login shell – when connect via ssh.</text:p>
      <text:p text:style-name="P189"><text:span text:style-name="T185">Bash </text:span><text:span text:style-name="T186">executes</text:span><text:span text:style-name="T185"> /etc/profile. </text:span><text:span text:style-name="T186">Then executes first found among:</text:span><text:span text:style-name="T185"> ~/.bash_profile, ~/.bash_login, ~/.profile</text:span></text:p>
      <text:p text:style-name="P188"/>
      <text:p text:style-name="P190">Interactive non-login <text:span text:style-name="T185">shell </text:span>– when open terminal window.</text:p>
      <text:p text:style-name="P192">Bash executes only ~/.bashrc.</text:p>
      <text:p text:style-name="P191">Usually, ~/.bash_profile and ~/.profile invoke ~/.bashrc, that is why it is also executed on login.</text:p>
      <text:p text:style-name="P188"/>
      <text:p text:style-name="P186">/<text:span text:style-name="T186">etc/bash.bashrc – like ~/.bashrc but for all users. Is not invoked automatically – good practice is to invoke it from ~/.bashrc</text:span></text:p>
      <text:p text:style-name="P186"/>
      <text:p text:style-name="P186">/etc/skel/.bashrc – <text:span text:style-name="T187">template of ~/.bashrc, simply copied to home while user creation.</text:span></text:p>
      <text:p text:style-name="P186"/>
      <text:p text:style-name="P193"><text:span text:style-name="T17">Shell variables</text:span> – defined <text:span text:style-name="T188">just for current shell, child shell or process does not inherit them. </text:span><text:span text:style-name="T189">There is no command to see only shell vars. Command </text:span><text:span text:style-name="T43">set</text:span><text:span text:style-name="T189"> w/o arguments prints shell, env. vars, shell methods and local variables – huge output. Better use </text:span><text:span text:style-name="T43">set | less</text:span><text:span text:style-name="T189"> to read by pages.</text:span></text:p>
      <text:p text:style-name="P196">To create shell var. print in shell: MY_VAR=’var value’</text:p>
      <text:p text:style-name="P197">Remove shell. var.: <text:span text:style-name="T17">unset</text:span> MY_VAR</text:p>
      <text:p text:style-name="P194"><text:soft-page-break/></text:p>
      <text:p text:style-name="P194"><text:span text:style-name="T17">Environmental variables</text:span> – child shell or process inherits these variables. <text:span text:style-name="T189">To see all env. variables use command </text:span><text:span text:style-name="T43">env</text:span><text:span text:style-name="T189"> without arguments.</text:span></text:p>
      <text:p text:style-name="P196">To turn shell var. into env. var.: <text:span text:style-name="T17">export</text:span> MY_VAR</text:p>
      <text:p text:style-name="P196">The same, but in 1 line: <text:span text:style-name="T17">export</text:span> MY_VAR=’var value’</text:p>
      <text:p text:style-name="P196">Turn env. var. to shell var.: export <text:span text:style-name="T17">-n</text:span> MY_VAR</text:p>
      <text:p text:style-name="P197">Remove env. var.(same as for shell var.): <text:span text:style-name="T17">unset</text:span> MY_VAR</text:p>
      <text:p text:style-name="P197"/>
      <text:p text:style-name="P187"><text:span text:style-name="T45">Note</text:span><text:span text:style-name="T193">. Command </text:span><text:span text:style-name="T17">env</text:span> <text:span text:style-name="T193">allows to prepare env. specifically for some program/command w/o changing existing environment:</text:span></text:p>
      <text:p text:style-name="P187"><text:span text:style-name="T193"><text:tab/>env </text:span>VAR1="<text:span text:style-name="T193">Hello</text:span>" <text:span text:style-name="T193">VAR2=”world”</text:span> <text:span text:style-name="T193">echo “$VAR1 $VAR2” – </text:span><text:span text:style-name="T10">did not work, why??</text:span></text:p>
      <text:p text:style-name="P196"/>
      <text:p text:style-name="P201">Useful env. variables:</text:p>
      <text:p text:style-name="P195">SHELL – name of current shell</text:p>
      <text:p text:style-name="P195">PATH</text:p>
      <text:p text:style-name="P195">USER, – current user</text:p>
      <text:p text:style-name="P195">UID - ID of current user</text:p>
      <text:p text:style-name="P195">PWD – current working dirrectory</text:p>
      <text:p text:style-name="P195">HOME</text:p>
      <text:p text:style-name="P195">HOSTNAME</text:p>
      <text:p text:style-name="P195">_ - result of last executed command</text:p>
      <text:p text:style-name="P12"/>
      <text:h text:style-name="Heading_20_2" text:outline-level="2">Where to put environment variables</text:h>
      <text:p text:style-name="P198">In one of /etc/profile, …, ~/.bashrc listed above, depending if it is for user or system-wide variable:</text:p>
      <text:p text:style-name="P186"><text:tab/>export PATH=”$PATH:/the/file/path”</text:p>
      <text:p text:style-name="P198"/>
      <text:p text:style-name="P198">Inside <text:span text:style-name="T17">/etc/environment.</text:span> It is for system-wide variables, read by PAM(not by shell) – works even for login managers and graphical sessions. It should not contain scrips – just KEY=value1:value2:value3 <text:span text:style-name="T191">lines. </text:span><text:span text:style-name="T44">Requires logout-login to take effect</text:span><text:span text:style-name="T192">.</text:span></text:p>
      <text:h text:style-name="P273" text:outline-level="1">Misc commands</text:h>
      <text:p text:style-name="P18">Get default shell of a user:</text:p>
      <text:p text:style-name="P18"><text:tab/>echo $SHELL</text:p>
      <text:p text:style-name="P19"><text:tab/>echo $0 # actually this is 0-th arg., inside .sh-file it gives path to .sh-file</text:p>
      <text:p text:style-name="P19"/>
      <text:p text:style-name="P20">Current distro name – see file <text:span text:style-name="T17">/etc/os-release</text:span></text:p>
      <text:p text:style-name="P103"/>
      <text:p text:style-name="P21">Set default editor, shell, etc</text:p>
      <text:p text:style-name="P103"><text:span text:style-name="T69">Interactively choose app.(“editor” is like category): </text:span>update-alternatives --config editor</text:p>
      <text:p text:style-name="P104">List categories: <text:s/><text:span text:style-name="T70">update-alternatives --</text:span>get-selections</text:p>
      <text:p text:style-name="P104">See alternatives for category: <text:s/><text:span text:style-name="T70">update-alternatives --</text:span>list editor</text:p>
      <text:p text:style-name="P103"/>
      <text:p text:style-name="P105">Get RAM usage</text:p>
      <text:p text:style-name="P119"><text:span text:style-name="T17">htop</text:span> is not always installed, so use <text:span text:style-name="T17">free -m</text:span></text:p>
      <text:p text:style-name="P103">-<text:span text:style-name="T71">m means “show in Mbytes”. “available” column is actually un-allocated memory, NOT “free”.</text:span></text:p>
      <text:p text:style-name="P119"><text:span text:style-name="T17">Swap</text:span> is max disk space to be used as RAM if real RAM is over.</text:p>
      <text:p text:style-name="P103"><text:soft-page-break/></text:p>
      <text:p text:style-name="P103"><text:span text:style-name="T17">Count words</text:span>/lines : <text:span text:style-name="T17">wc</text:span> <text:span text:style-name="T72">file.txt</text:span> / wc -l <text:span text:style-name="T72">file.txt</text:span></text:p>
      <text:p text:style-name="P103"/>
      <text:p text:style-name="P106">grep</text:p>
      <text:p text:style-name="P107"><text:span text:style-name="T74">Search “some-text” in file: </text:span><text:span text:style-name="T73">grep</text:span> “<text:span text:style-name="T73">s</text:span><text:span text:style-name="T75">ome</text:span><text:span text:style-name="T73">-text” /input/file</text:span></text:p>
      <text:p text:style-name="P120">May work without “” if no spaces.</text:p>
      <text:p text:style-name="P107"><text:span text:style-name="T73">Case <text:s/>sensitive. For </text:span>case insentitive<text:span text:style-name="T73"> add -i</text:span></text:p>
      <text:p text:style-name="P121">To <text:span text:style-name="T17">show lines</text:span> add -n</text:p>
      <text:p text:style-name="P121"><text:span text:style-name="T82">S</text:span>each <text:span text:style-name="T17">in all files</text:span> in current dir: grep some-text <text:span text:style-name="T17">*</text:span></text:p>
      <text:p text:style-name="P122"><text:span text:style-name="T17">Search </text:span>everywhere<text:span text:style-name="T17"> recursively</text:span><text:span text:style-name="T83">(-R to follow links)</text:span>: grep <text:span text:style-name="T17">-r</text:span> some-text /<text:span text:style-name="T84">start</text:span>/dir</text:p>
      <text:p text:style-name="P31">To show only file names: grep <text:span text:style-name="T17">-l</text:span> … /start/dir</text:p>
      <text:p text:style-name="P123"><text:span text:style-name="T17">Stop if found 20</text:span> matches: grep -m 20 …</text:p>
      <text:p text:style-name="P120">Search <text:span text:style-name="T17">word</text:span>: grep -w “word” …</text:p>
      <text:p text:style-name="P124">Search <text:span text:style-name="T17">several</text:span>: grep -e “opt1” -e “opt2” -e “opt3” input.txt</text:p>
      <text:p text:style-name="P125">Show lines <text:span text:style-name="T17">above(-A)/below(-B)/around(-C)</text:span> match: grep -A 2 -B 3 ‘some text’ input.txt</text:p>
      <text:p text:style-name="P126"><text:span text:style-name="T17">Excluding</text:span>: grep -v “don’t be shown” input.txt </text:p>
      <text:p text:style-name="P124"/>
      <text:p text:style-name="P108">chmod</text:p>
      <text:p text:style-name="P127">Apply <text:span text:style-name="T17">to dir</text:span> &amp; <text:span text:style-name="T17">all inside</text:span> recursively: chmod -R 777 /some/dir</text:p>
      <text:p text:style-name="P32">Apply <text:span text:style-name="T17">only to all inside</text:span> recursively(<text:span text:style-name="T17">not to dir</text:span>): chmod 777 /some/dir</text:p>
      <text:p text:style-name="P32">Valid variant: chmod o+rw /some/dir</text:p>
      <text:p text:style-name="P127"/>
      <text:p text:style-name="P128">Change <text:span text:style-name="T17">only group</text:span>: <text:span text:style-name="T17">chown</text:span> :group1 file.txt</text:p>
      <text:p text:style-name="P128"/>
      <text:p text:style-name="P129"><text:span text:style-name="T17">Attributes of file</text:span>.</text:p>
      <text:p text:style-name="P129">File has not only permissions but also attributes</text:p>
      <text:p text:style-name="P130">List attributes: <text:span text:style-name="T17">lsattr</text:span> file.txt</text:p>
      <text:p text:style-name="P130"><text:span text:style-name="T85">Add and remove</text:span> attributes: <text:span text:style-name="T17">chattr</text:span> <text:span text:style-name="T85">+</text:span>i <text:span text:style-name="T85">file.txt </text:span><text:span text:style-name="T18">and</text:span><text:span text:style-name="T85"> chattr -i file.txt</text:span></text:p>
      <text:p text:style-name="P131"><text:span text:style-name="T17">Truncate</text:span> a file to a certain size: <text:span text:style-name="T17">truncate</text:span> -<text:span text:style-name="T86">s 1K file.txt</text:span></text:p>
      <text:p text:style-name="P130"/>
      <text:p text:style-name="P109">find</text:p>
      <text:p text:style-name="P132">find /starting/point ...</text:p>
      <text:p text:style-name="P132">by name<text:span text:style-name="T87">(</text:span><text:span text:style-name="T19">case sensitive</text:span><text:span text:style-name="T87">)</text:span>, allows *: -name “file.txt”</text:p>
      <text:p text:style-name="P133">by name(case insensitive): -iname “...”</text:p>
      <text:p text:style-name="P132">by type, file/dir: -type f/d</text:p>
      <text:p text:style-name="P133">by size(grater/smaller, 1k is not exact value – seem that ‘size on disk’): -size +/-1k</text:p>
      <text:p text:style-name="P133">limit depth(0 – only in /starting/point): -maxdepth 1</text:p>
      <text:p text:style-name="P132">execute with each found; {} subst. result item; + is mandatory end of a command, <text:span text:style-name="T87">alternative ending <text:tab/>is “\;”(not quoted)</text:span>: -exec echo {} +</text:p>
      <text:p text:style-name="P134"/>
      <text:p text:style-name="P22">head/tail</text:p>
      <text:p text:style-name="P135">Show first/last 10 lines in file: <text:span text:style-name="T88">head/tail file.txt</text:span></text:p>
      <text:p text:style-name="P135"><text:span text:style-name="T88">Both have option </text:span><text:span text:style-name="T89">-n 20</text:span><text:span text:style-name="T88"> to show 20 lines. tail has option </text:span><text:span text:style-name="T89">-f</text:span><text:span text:style-name="T88"> to refresh automatically.</text:span></text:p>
      <text:p text:style-name="P135"><text:span text:style-name="T88"/></text:p>
      <text:p text:style-name="P23">Hard/soft links</text:p>
      <text:p text:style-name="P137"><text:span text:style-name="T89">Hard-link</text:span><text:span text:style-name="T88"> is another reference to inode(structure of file system). If hrd-file.txt is a link to file.txt; then file.txt is removed – hrd-file.txt is still valid, content is NOT removed from file system. </text:span><text:span text:style-name="T95">So hard link is like another ‘entrance’ to a file. Hard links to dirs are not allowed.</text:span></text:p>
      <text:p text:style-name="P137"><text:span text:style-name="T89">Soft-link</text:span><text:span text:style-name="T88"> references a file </text:span><text:span text:style-name="T89">or dir</text:span><text:span text:style-name="T95">(not inode)</text:span><text:span text:style-name="T88">. </text:span><text:span text:style-name="T95">If referenced file is removed – link is not valid.</text:span></text:p>
      <text:p text:style-name="P138"><text:soft-page-break/><text:span text:style-name="T88">Create hard link: </text:span><text:span text:style-name="T89">ln</text:span><text:span text:style-name="T88"> file.txt hard-link-name</text:span></text:p>
      <text:p text:style-name="P138"><text:span text:style-name="T88">Create soft link: </text:span><text:span text:style-name="T89">ln -s</text:span><text:span text:style-name="T88"> file.txt soft-link-name</text:span></text:p>
      <text:p text:style-name="P136"><text:span text:style-name="T88"/></text:p>
      <text:h text:style-name="Heading_20_1" text:outline-level="1">Packet manager</text:h>
      <text:h text:style-name="P275" text:outline-level="2"><text:span text:style-name="T104">a</text:span>pt</text:h>
      <text:p text:style-name="P260">apt → <text:span text:style-name="T228">wraps</text:span> → apt-get, apt-cache, <text:span text:style-name="T228">apt-mark</text:span> → <text:span text:style-name="T228">wraps</text:span> → dpkg</text:p>
      <text:p text:style-name="P259"/>
      <text:p text:style-name="P259">Respositories for search are in <text:span text:style-name="T17">/etc/apt/sources.list</text:span><text:span text:style-name="T99"> or drop-ins inside </text:span><text:span text:style-name="T93">/etc/apt/sources.list.d/</text:span></text:p>
      <text:p text:style-name="P259"><text:span text:style-name="T106"/></text:p>
      <text:p text:style-name="P259"><text:span text:style-name="T106">R</text:span><text:span text:style-name="T103">ecords in old </text:span><text:span text:style-name="T94">“one-line-style”</text:span><text:span text:style-name="T103"> format</text:span><text:span text:style-name="T88">:</text:span></text:p>
      <text:p text:style-name="P94"><text:tab/><text:span text:style-name="T232">type</text:span> <text:span text:style-name="T231"><text:s/></text:span><text:span text:style-name="T232">[options] URI</text:span> <text:span text:style-name="T232">suite</text:span> <text:span text:style-name="T232">components</text:span></text:p>
      <text:p text:style-name="P96"><text:span text:style-name="T232">type - </text:span>deb <text:span text:style-name="T232">or</text:span> deb-src</text:p>
      <text:p text:style-name="P100">options – space separated options like: <text:s/><text:span text:style-name="T231">arch=amd64,</text:span><text:span text:style-name="T234">armel</text:span><text:span text:style-name="T231"> signed-by=/</text:span><text:span text:style-name="T234">somewhere</text:span><text:span text:style-name="T231">/some-repo.gpg. </text:span><text:span text:style-name="T233">Option may have multiple values which are </text:span><text:span text:style-name="T56">comma-separated</text:span><text:span text:style-name="T233">.</text:span></text:p>
      <text:p text:style-name="P99">URI – URI to distro</text:p>
      <text:p text:style-name="P99">suite – which branch of distro to use; may be code name of OS version on Ubuntu, may be stable, testing, etc. on Debian.</text:p>
      <text:p text:style-name="P95"><text:span text:style-name="T232">components</text:span> – <text:span text:style-name="T233">groups by licensing and support policy: </text:span>main – <text:span text:style-name="T233">open source supported by Canonical</text:span>, <text:span text:style-name="T233">restricted – proprietary, universe – community maintained, etc. Debian has main, contrib, non-free, etc.</text:span></text:p>
      <text:p text:style-name="P98"/>
      <text:p text:style-name="P98">Also supports new <text:span text:style-name="T17">DEB822</text:span>:</text:p>
      <text:p text:style-name="P101"><text:tab/>Types: deb deb-src</text:p>
      <text:p text:style-name="P101"><text:tab/>URIs: http://archive.ubuntu.com/ubuntu</text:p>
      <text:p text:style-name="P101"><text:tab/>Suites: noble</text:p>
      <text:p text:style-name="P101"><text:tab/>Components: main universe</text:p>
      <text:p text:style-name="P101"><text:tab/>Architectures: amd64 <text:span text:style-name="T234">armel</text:span></text:p>
      <text:p text:style-name="P101"><text:tab/>Signed-By: <text:span text:style-name="T231">/usr/share/keyrings/some-repo.gpg</text:span></text:p>
      <text:p text:style-name="P101"><text:tab/>Enabled: yes</text:p>
      <text:p text:style-name="P101"><text:tab/>{empty line}</text:p>
      <text:p text:style-name="P101">Enabled – yes/no, needed to avoid multiline commenting to disable.</text:p>
      <text:p text:style-name="P102">Multiple values of options are <text:span text:style-name="T17">space-separated</text:span>.</text:p>
      <text:p text:style-name="P94"/>
      <text:p text:style-name="P29">Add repo to sources</text:p>
      <text:p text:style-name="P165">It’s needed to add record to apt’s source list and put public pgp-key to <text:span text:style-name="T17">/etc/apt/keyrings/</text:span>. Repo should provide pgp-key – download it and dearmor(not in BASE64). Record should have property signed-by with path to pgp-key. </text:p>
      <text:p text:style-name="P165">Util <text:span text:style-name="T17">add-apt-repository</text:span> makes it simple. <text:span text:style-name="T235">It might be not installed, so:</text:span></text:p>
      <text:p text:style-name="P165"><text:span text:style-name="T235"><text:tab/>sudo </text:span>apt install software-properties-common</text:p>
      <text:p text:style-name="P166">Deprecated way is to pass “one-line-style” record to add-apt-repository:</text:p>
      <text:p text:style-name="P167">sudo add-apt-repository "deb [signed-by=/etc/apt/keyrings/docker.asc] https://download.docker.com/linux/ubuntu noble main universe"</text:p>
      <text:p text:style-name="P166">New approach:</text:p>
      <text:p text:style-name="P166"><text:tab/>sudo add-apt-repository \</text:p>
      <text:p text:style-name="P168"><text:soft-page-break/><text:tab/>--uri https://download.docker.com/linux/ubuntu \</text:p>
      <text:p text:style-name="P166"><text:tab/>--<text:span text:style-name="T236">component main </text:span>--component universe</text:p>
      <text:p text:style-name="P169">--<text:span text:style-name="T239">ppa – use instead of --uri for PPA repos(see below).</text:span></text:p>
      <text:p text:style-name="P169">--enable-source – will also add type “deb-src”, <text:span text:style-name="T17">type “deb” is always added</text:span>.</text:p>
      <text:p text:style-name="P169">--no-update – <text:span text:style-name="T238">don’t</text:span><text:span text:style-name="T237"> update index after completion, </text:span><text:span text:style-name="T57">because it updates by default</text:span><text:span text:style-name="T237">.</text:span></text:p>
      <text:p text:style-name="P170">Omited --component defaults to “main”, suite will be resolved automatically. Shortest form:</text:p>
      <text:p text:style-name="P170"><text:tab/><text:span text:style-name="T235">sudo add-apt-repository </text:span><text:a xlink:type="simple" xlink:href="https://download.docker.com/linux/ubuntu" text:style-name="Internet_20_link" text:visited-style-name="Visited_20_Internet_20_Link"><text:span text:style-name="T235">https://download.docker.com/linux/ubuntu</text:span></text:a></text:p>
      <text:p text:style-name="P117"/>
      <text:p text:style-name="P116">Adding PPA repositories</text:p>
      <text:p text:style-name="P171">Third-party repositories, hosted on Launchpad(launchpad.net). Are not reviewed – may be unsafe.</text:p>
      <text:p text:style-name="P171">May be added like usual third-party repository.</text:p>
      <text:p text:style-name="P171"><text:span text:style-name="T58">add-apt-repository</text:span><text:span text:style-name="T240"> allows to use this instead of URI</text:span>:</text:p>
      <text:p text:style-name="P170"><text:tab/>ppa:kicad/kicad-9.0-releases</text:p>
      <text:p text:style-name="P172">Here “kicad” is user, “<text:span text:style-name="T238">kicad-9.0-releases” </text:span>is project. If project is omited - it defaults to “ppa”:</text:p>
      <text:p text:style-name="P172"><text:tab/>ppa:kicad</text:p>
      <text:p text:style-name="P173">add-apt-repository will resolve everything it’s self. To add such repo:</text:p>
      <text:p text:style-name="P171"><text:span text:style-name="T239"><text:tab/>sudo add-apt-repository --</text:span><text:span text:style-name="T240">ppa </text:span>ppa:kicad/kicad-9.0-releases</text:p>
      <text:p text:style-name="P171"><text:span text:style-name="T239"><text:tab/>sudo add-apt-repository </text:span>ppa:kicad/kicad-9.0-releases</text:p>
      <text:p text:style-name="P93"/>
      <text:p text:style-name="P97">Packages installed explicitely(via apt install) are marked as “<text:span text:style-name="T17">manual</text:span>”, dependencies of “manual” are marked as “<text:span text:style-name="T17">auto</text:span>”.</text:p>
      <text:p text:style-name="P97">It’s possible to prevent upgrade/removal of some packs – mark them as “<text:span text:style-name="T17">hold</text:span>”:</text:p>
      <text:p text:style-name="P97"><text:tab/>apt-mark hold pack1 pack2</text:p>
      <text:p text:style-name="P139"><text:span text:style-name="T88"/></text:p>
      <text:p text:style-name="P163"><text:span text:style-name="T88">Commands work with downloaded packages(deb-files), </text:span><text:span text:style-name="T102">just specify path</text:span><text:span text:style-name="T88">:</text:span></text:p>
      <text:p text:style-name="P163"><text:span text:style-name="T88"><text:tab/>apt-</text:span><text:span text:style-name="T102">get</text:span><text:span text:style-name="T88"> install ./some.deb</text:span></text:p>
      <text:p text:style-name="P139"><text:span text:style-name="T88"/></text:p>
      <text:p text:style-name="P35"><text:span text:style-name="T17">Update index</text:span>:</text:p>
      <text:p text:style-name="P35"><text:tab/>apt-<text:span text:style-name="T223">get</text:span> update</text:p>
      <text:p text:style-name="P33"/>
      <text:p text:style-name="P34"><text:span text:style-name="T17">Install package</text:span>:</text:p>
      <text:p text:style-name="P34"><text:tab/>apt-<text:span text:style-name="T226">get</text:span> install pack1 pack2 pack3</text:p>
      <text:p text:style-name="P34"><text:span text:style-name="T219">A</text:span><text:span text:style-name="T107">dd </text:span><text:span text:style-name="T54">--yes</text:span><text:span text:style-name="T107"> to auto-confirm everything.</text:span></text:p>
      <text:p text:style-name="P46">To install specific version append ={version} to pack. name:</text:p>
      <text:p text:style-name="P46"><text:tab/>apt-<text:span text:style-name="T220">get</text:span> install pack1<text:span text:style-name="T17">=1.0.3</text:span></text:p>
      <text:p text:style-name="P47">If you “install” already installed package – it is <text:span text:style-name="T17">upgraded</text:span> with it’s dependencies.</text:p>
      <text:p text:style-name="P47">To prevent accidental upgrade <text:span text:style-name="T220">while installing</text:span> add <text:span text:style-name="T120">--no-upgrade</text:span><text:span text:style-name="T116">. </text:span><text:span text:style-name="T117">It may </text:span><text:span text:style-name="T119">downgrade</text:span><text:span text:style-name="T117"> if you specify version which is not later.</text:span></text:p>
      <text:p text:style-name="P55"><text:span text:style-name="T117">T</text:span><text:span text:style-name="T108">o prevent accidental install while upgrading add </text:span><text:span text:style-name="T118">--only-upgrade</text:span><text:span text:style-name="T108">.</text:span></text:p>
      <text:p text:style-name="P184"/>
      <text:p text:style-name="P25">Uninstall package</text:p>
      <text:p text:style-name="P45">Allows to remove <text:span text:style-name="T221">separately: </text:span>package, it’s dependencies(not used by others, <text:span text:style-name="T221">automatically installed</text:span>), config. files.</text:p>
      <text:p text:style-name="P46">Remove packages:</text:p>
      <text:p text:style-name="P34"><text:tab/>apt-<text:span text:style-name="T221">get</text:span> remove pack1 <text:span text:style-name="T219">pack2</text:span></text:p>
      <text:p text:style-name="P49">Remove packages and/or configs:</text:p>
      <text:p text:style-name="P49"><text:tab/>apt-<text:span text:style-name="T221">get</text:span> purge pack1 pack2</text:p>
      <text:p text:style-name="P48">If packages were already removed - removes just configs, otherwise – both.</text:p>
      <text:p text:style-name="P49"><text:soft-page-break/>Remove unused dependencies:</text:p>
      <text:p text:style-name="P49"><text:tab/>apt-<text:span text:style-name="T221">get</text:span> autoremove</text:p>
      <text:p text:style-name="P56">To purge <text:span text:style-name="T222">unused dependencies add </text:span><text:span text:style-name="T55">--purge</text:span><text:span text:style-name="T222">.</text:span></text:p>
      <text:p text:style-name="P33"/>
      <text:p text:style-name="P164"><text:span text:style-name="T89">Update </text:span><text:span text:style-name="T92">all </text:span><text:span text:style-name="T89">packages</text:span><text:span text:style-name="T88">(to newer version)</text:span></text:p>
      <text:p text:style-name="P164"><text:span text:style-name="T100">D</text:span><text:span text:style-name="T88">on’t update if some dependency </text:span><text:span text:style-name="T101">should be added/removed</text:span><text:span text:style-name="T88">:</text:span></text:p>
      <text:p text:style-name="P53"><text:tab/>apt-<text:span text:style-name="T223">get</text:span> upgrade</text:p>
      <text:p text:style-name="P51">to update regardless that use:</text:p>
      <text:p text:style-name="P51"><text:tab/>apt-<text:span text:style-name="T223">get</text:span> <text:s/>dist-upgrade</text:p>
      <text:p text:style-name="P57">Actually it is smarter, read doc.</text:p>
      <text:p text:style-name="P51"/>
      <text:p text:style-name="P58"><text:span text:style-name="T17">Show package information</text:span>(name, dependencies, size, etc.):</text:p>
      <text:p text:style-name="P58"><text:tab/>apt-cache show pack1</text:p>
      <text:p text:style-name="P52"/>
      <text:p text:style-name="P26">Search package</text:p>
      <text:p text:style-name="P54"><text:span text:style-name="T224">B</text:span>y <text:span text:style-name="T225">phrase(any specified)</text:span> in name and descr., <text:span text:style-name="T225">searches sub-string – not words</text:span>:</text:p>
      <text:p text:style-name="P54"><text:tab/>apt search “<text:span text:style-name="T224">does this</text:span>” “<text:span text:style-name="T224">does that</text:span>”</text:p>
      <text:p text:style-name="P50"><text:span text:style-name="T88"/></text:p>
      <text:p text:style-name="P27">List <text:span text:style-name="T227">installed packages</text:span></text:p>
      <text:p text:style-name="P59">List manually installed:</text:p>
      <text:p text:style-name="P59"><text:tab/>apt-mark showmanual</text:p>
      <text:p text:style-name="P60">auto installed:</text:p>
      <text:p text:style-name="P59"><text:tab/>apt-mark show<text:span text:style-name="T230">auto</text:span></text:p>
      <text:p text:style-name="P59"/>
      <text:p text:style-name="P28">Debuging</text:p>
      <text:p text:style-name="P61">Clean cache: apt clean</text:p>
      <text:p text:style-name="P62">Fix broken dependencies: apt install --fix-broken</text:p>
      <text:p text:style-name="P62">View hold packs.: apt-mark showmark</text:p>
      <text:p text:style-name="P62"/>
      <text:p text:style-name="P30">Error “<text:span text:style-name="T230">N: </text:span>Download is performed unsandboxed...”</text:p>
      <text:p text:style-name="P66">Happens when installing downloaded package from 700-like directory – user _apt does not have access to .deb-file.</text:p>
      <text:p text:style-name="P65">Full message template:</text:p>
      <text:p text:style-name="P63">N: Download is performed unsandboxed as root as file '/home/max<text:span text:style-name="T242">im</text:span>/Downloads/<text:span text:style-name="T241">package</text:span>.deb' couldn't be accessed by user '_apt'. - pkgAcquire::Run (13: Permission denied)</text:p>
      <text:p text:style-name="P65"><text:span text:style-name="T244">By default, </text:span>APT <text:span text:style-name="T242">would like to do a</text:span> big part of a job as unprivileged user _apt:</text:p>
      <text:list text:style-name="L1">
        <text:list-item>
          <text:p text:style-name="P277">downloading packages</text:p>
        </text:list-item>
        <text:list-item>
          <text:p text:style-name="P277">reading local .deb-files</text:p>
        </text:list-item>
        <text:list-item>
          <text:p text:style-name="P277">verifying check sums and signatures</text:p>
        </text:list-item>
      </text:list>
      <text:p text:style-name="P66"><text:span text:style-name="T244">Acting as _apt user, APT is </text:span>not allowed to write outside /var/lib/apt/lists and /var/cache/apt/archives, <text:s/>invoke certain syscalls(<text:span text:style-name="T244">is</text:span> isolated inside kernel-enforced <text:span text:style-name="T17">“sandbox”</text:span>)</text:p>
      <text:p text:style-name="P66">Since downloaded package is not accessible to _apt <text:span text:style-name="T244">user</text:span> – you see a message, that job will be done as root <text:span text:style-name="T244">user</text:span>.</text:p>
      <text:p text:style-name="P66"><text:span text:style-name="T243">Copying files(and other “real” installation)</text:span> is done <text:span text:style-name="T243">by </text:span>utilizing <text:span text:style-name="T17">preinst</text:span> <text:span text:style-name="T243">and</text:span> <text:span text:style-name="T17">postinst</text:span> <text:span text:style-name="T243">scripts – which </text:span><text:span text:style-name="T59">are always executed as root.</text:span></text:p>
      <text:p text:style-name="P67">To extract these “metadata” scripts:</text:p>
      <text:p text:style-name="P64"><text:tab/>dpkg-deb -e package.deb ./<text:span text:style-name="T244">scripts-</text:span>destination<text:span text:style-name="T243">-dir</text:span></text:p>
      <text:p text:style-name="P64"/>
      <text:p text:style-name="P9">Download sources?? download without installing?? <text:span text:style-name="T229">What pack owns this file??</text:span></text:p>
      <text:p text:style-name="P141"><text:soft-page-break/><text:span text:style-name="T3"/></text:p>
      <text:h text:style-name="P276" text:outline-level="2">pacman</text:h>
      <text:p text:style-name="P175">Help with command(for example -Q):</text:p>
      <text:p text:style-name="P175"><text:tab/>pacman -Q –help</text:p>
      <text:p text:style-name="P175"/>
      <text:p text:style-name="P176">For <text:span text:style-name="T17">non-verbose output</text:span> – add option ‘q’. For example, to get just names of installed packages(see -Q below):</text:p>
      <text:p text:style-name="P176"><text:tab/>pacman -Qqs part-of-pack-name</text:p>
      <text:p text:style-name="P202"><text:span text:style-name="T109"/></text:p>
      <text:p text:style-name="P202"><text:span text:style-name="T109">Search installed packages, accepts part of a name or regex, </text:span><text:span text:style-name="T110">gives full name and some info</text:span><text:span text:style-name="T109"> about package:</text:span></text:p>
      <text:p text:style-name="P202"><text:span text:style-name="T109"><text:tab/>pacman </text:span><text:span text:style-name="T110">-Qs</text:span><text:span text:style-name="T109"> part-of-pack-name</text:span></text:p>
      <text:p text:style-name="P177">Search packages but in remote repository:</text:p>
      <text:p text:style-name="P202"><text:span text:style-name="T109"><text:tab/>pacman </text:span><text:span text:style-name="T110">-Ss</text:span><text:span text:style-name="T109"> part-of-pack-name</text:span></text:p>
      <text:p text:style-name="P203"><text:span text:style-name="T109"/></text:p>
      <text:p text:style-name="P203"><text:span text:style-name="T109">Get </text:span><text:span text:style-name="T112">more </text:span><text:span text:style-name="T109">information about installed package:</text:span></text:p>
      <text:p text:style-name="P203"><text:span text:style-name="T109"><text:tab/>pacman </text:span><text:span text:style-name="T110">-Qi</text:span><text:span text:style-name="T109"> pack-name</text:span></text:p>
      <text:p text:style-name="P177">Get more info about package, but from remote</text:p>
      <text:p text:style-name="P202"><text:span text:style-name="T109"><text:tab/>pacman </text:span><text:span text:style-name="T110">-Si</text:span><text:span text:style-name="T109"> pack-name</text:span></text:p>
      <text:p text:style-name="P202"><text:span text:style-name="T109"/></text:p>
      <text:p text:style-name="P178">Get a list of installed files of a package:</text:p>
      <text:p text:style-name="P202"><text:span text:style-name="T109"><text:tab/>pacman </text:span><text:span text:style-name="T110">-Ql</text:span><text:span text:style-name="T109"> pack-name</text:span></text:p>
      <text:p text:style-name="P178">Get a list of files, which will be installed after package installation from remote:</text:p>
      <text:p text:style-name="P202"><text:span text:style-name="T109"><text:tab/>pacman </text:span><text:span text:style-name="T110">-Fl</text:span><text:span text:style-name="T109"> pack-name</text:span></text:p>
      <text:p text:style-name="P178">Verify, that all files of installed package exist:</text:p>
      <text:p text:style-name="P204"><text:span text:style-name="T109"><text:tab/>pacman </text:span><text:span text:style-name="T110">-Qk</text:span><text:span text:style-name="T109"> pack-name</text:span></text:p>
      <text:p text:style-name="P204"><text:span text:style-name="T113">Get</text:span><text:span text:style-name="T109"> to which package a file in the file system belongs to:</text:span></text:p>
      <text:p text:style-name="P204"><text:span text:style-name="T109"><text:tab/>pacman </text:span><text:span text:style-name="T110">-Qo</text:span><text:span text:style-name="T109"> /path/to/file</text:span></text:p>
      <text:p text:style-name="P205"><text:span text:style-name="T109"/></text:p>
      <text:p text:style-name="P174">Install package or package group:</text:p>
      <text:p text:style-name="P205"><text:span text:style-name="T109"><text:tab/>pacman </text:span><text:span text:style-name="T110">-S</text:span><text:span text:style-name="T109"> pack-name</text:span></text:p>
      <text:p text:style-name="P205"><text:span text:style-name="T109"/></text:p>
      <text:p text:style-name="P206"><text:span text:style-name="T109">Remove </text:span><text:span text:style-name="T114">single </text:span><text:span text:style-name="T109">package </text:span><text:span text:style-name="T114">but leave it’s deps.</text:span><text:span text:style-name="T109">:</text:span></text:p>
      <text:p text:style-name="P206"><text:span text:style-name="T114"><text:tab/>pacman </text:span><text:span text:style-name="T111">-R</text:span><text:span text:style-name="T114"> pack-name</text:span></text:p>
      <text:p text:style-name="P179">Remove package and dependencies, which are not required for other installed packages:</text:p>
      <text:p text:style-name="P207"><text:span text:style-name="T109"><text:tab/>pacman -R</text:span><text:span text:style-name="T110">s</text:span><text:span text:style-name="T109"> pack-name</text:span></text:p>
      <text:p text:style-name="P180">Remove pack. and other packs. which depend on it:</text:p>
      <text:p text:style-name="P208"><text:span text:style-name="T109"><text:tab/>pacman -R</text:span><text:span text:style-name="T110">c</text:span><text:span text:style-name="T109"> pack-name</text:span></text:p>
      <text:p text:style-name="P208"><text:span text:style-name="T109"/></text:p>
      <text:p text:style-name="P181">Update system; pacman supports only full system update:</text:p>
      <text:p text:style-name="P209"><text:span text:style-name="T109"><text:tab/>pacman </text:span><text:span text:style-name="T110">-Syu</text:span></text:p>
      <text:p text:style-name="P209"><text:span text:style-name="T110"/></text:p>
      <text:p text:style-name="P142"><text:span text:style-name="T109">To list all packages </text:span><text:span text:style-name="T115">which are </text:span><text:span text:style-name="T109">no longer required as dependencies (orphans):</text:span></text:p>
      <text:p text:style-name="P142"><text:span text:style-name="T109"><text:tab/>$ pacman </text:span><text:span text:style-name="T110">-Qdt</text:span></text:p>
      <text:p text:style-name="P182"><text:soft-page-break/>Remove orphans:</text:p>
      <text:p text:style-name="P182"><text:tab/>pacman -Qdtq | sudo pacman -Rns -</text:p>
      <text:p text:style-name="P140"><text:span text:style-name="T88"/></text:p>
      <text:h text:style-name="Heading_20_1" text:outline-level="1">Linux “initializer process”, <text:span text:style-name="T121">systemd</text:span></text:h>
      <text:p text:style-name="P4"><text:span text:style-name="T121">Historically: </text:span>SysVinit → OpenRC → systemd</text:p>
      <text:p text:style-name="P3">/<text:span text:style-name="T122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123">Physically a collection of links to unit-files inside .../some.target.wants/ dirrectory</text:span></text:p>
      <text:p text:style-name="P5"/>
      <text:p text:style-name="P110">Interaction with systemd is via systemctl command.</text:p>
      <text:p text:style-name="P210"><text:span text:style-name="T17">Reread configs</text:span>(in case you changed smth.):</text:p>
      <text:p text:style-name="P211"><text:tab/>systemctl daemon-reload</text:p>
      <text:p text:style-name="P211"/>
      <text:p text:style-name="P211"><text:span text:style-name="T20">Check/c</text:span><text:span text:style-name="T17">ontrol service</text:span>, .<text:span text:style-name="T124">service extension is not mandatory – presumed by default</text:span>:</text:p>
      <text:p text:style-name="P211"><text:tab/>systemctl status/start/stop/restart some-service <text:span text:style-name="T4">reload????</text:span></text:p>
      <text:p text:style-name="P211"/>
      <text:p text:style-name="P212"><text:span text:style-name="T17">Enable/disable</text:span> – to start after boot or not. <text:span text:style-name="T123">Actually adds a link to this file inside …/some.target.wants/(in this case WantedBy=some.target - see unit-file structure)</text:span>:</text:p>
      <text:p text:style-name="P212"><text:tab/>systemctl enable/disable service-name</text:p>
      <text:p text:style-name="P212"/>
      <text:p text:style-name="P213"><text:span text:style-name="T17">Editing</text:span>. <text:span text:style-name="T125">Changes</text:span><text:span text:style-name="T126">(only changes, effective config. is retrieved by merging)</text:span><text:span text:style-name="T125"> will be saved in /etc/systemd/system/some-service.service</text:span><text:span text:style-name="T21">.d</text:span><text:span text:style-name="T125">/override.conf</text:span>: <text:span text:style-name="T11">review this??</text:span></text:p>
      <text:p text:style-name="P213"><text:tab/>systemctl edit serice-name</text:p>
      <text:p text:style-name="P213"/>
      <text:p text:style-name="P16">systemd-analyze cat-config – <text:span text:style-name="T205">effective config-file</text:span></text:p>
      <text:p text:style-name="P17">systemctl cat – effective unit-file</text:p>
      <text:p text:style-name="P16">systemd drop-ins</text:p>
      <text:p text:style-name="P214"/>
      <text:h text:style-name="Heading_20_2" text:outline-level="2">Substitution inside unit-files</text:h>
      <text:p text:style-name="P216">If name of a file is like “<text:a xlink:type="simple" xlink:href="mailto:server@123.service" text:style-name="Internet_20_link" text:visited-style-name="Visited_20_Internet_20_Link">server@123.service</text:a>”, than <text:span text:style-name="T17">%p</text:span> inside file is replaced by “server”, <text:span text:style-name="T17">%i</text:span> – by “123”, <text:span text:style-name="T17">%</text:span><text:span text:style-name="T22">n</text:span><text:span text:style-name="T127"> – by full name “server@123.service”.</text:span></text:p>
      <text:p text:style-name="P216"><text:span text:style-name="T17">%H</text:span>(yes, capital) is replaced by hostname.</text:p>
      <text:p text:style-name="P213"/>
      <text:h text:style-name="Heading_20_2" text:outline-level="2">Unit file for service</text:h>
      <text:p text:style-name="P217">[Unit]</text:p>
      <text:p text:style-name="P217">Description=Short description of some-service</text:p>
      <text:p text:style-name="P218">Requires=<text:span text:style-name="T128">other</text:span>.service</text:p>
      <text:p text:style-name="P218">After=<text:span text:style-name="T128">other</text:span>.service, <text:span text:style-name="T127">some.target</text:span> <text:span text:style-name="T128"># this will start after other.service, </text:span><text:span text:style-name="T6">what for Requires=???</text:span></text:p>
      <text:p text:style-name="P217"/>
      <text:p text:style-name="P217"><text:soft-page-break/>[Service]</text:p>
      <text:p text:style-name="P217">Type=notify # some general type???</text:p>
      <text:p text:style-name="P217">Environment=LANG=C # <text:span text:style-name="T129">environment variable, value may be inside quotes, add more Environment= <text:tab/>for more variables</text:span></text:p>
      <text:p text:style-name="P214">EnvironmentFile=/path/to/file # contains var-name=var-value lines</text:p>
      <text:p text:style-name="P215">ExecStartPre/ExecStartP<text:span text:style-name="T130">ost= # command before/after start</text:span></text:p>
      <text:p text:style-name="P217">ExecStart= # a command to start</text:p>
      <text:p text:style-name="P217">ExecReload= # reload is re-read own configs – not full restart</text:p>
      <text:p text:style-name="P219">ExecStop= # command to stop, also is executed when service fails</text:p>
      <text:p text:style-name="P219">ExecSt<text:span text:style-name="T130">opPost= # command after stop</text:span></text:p>
      <text:p text:style-name="P219">RestartSec<text:span text:style-name="T105">=60 </text:span><text:span text:style-name="T96"># delay before starting again, prevents continues restarts in case of broken service</text:span></text:p>
      <text:p text:style-name="P217">KillSignal=SIGWINCH <text:span text:style-name="T128"># </text:span><text:span text:style-name="T6">may conflict with ExecStop??</text:span></text:p>
      <text:p text:style-name="P217">KillMode=mixed</text:p>
      <text:p text:style-name="P217">PrivateTmp=true</text:p>
      <text:p text:style-name="P217">OOMPolicy=continue</text:p>
      <text:p text:style-name="P217"/>
      <text:p text:style-name="P217">[Install]</text:p>
      <text:p text:style-name="P217">WantedBy=multi-user.target <text:span text:style-name="T128"># unit will be a part of this target</text:span></text:p>
      <text:p text:style-name="P217"/>
      <text:h text:style-name="Heading_20_2" text:outline-level="2">Some targets</text:h>
      <text:p text:style-name="P220">final.target – shut down of a system, use to create shut-down hooks</text:p>
      <text:p text:style-name="P221">timers.target – use when create timer</text:p>
      <text:p text:style-name="P220"/>
      <text:h text:style-name="Heading_20_1" text:outline-level="1">User management</text:h>
      <text:p text:style-name="P143">Existing users <text:span text:style-name="T131">are in file</text:span> /etc/passwd. <text:span text:style-name="T131">It’s strcuture:</text:span></text:p>
      <text:p text:style-name="P144">{user name}:{password}:{<text:span text:style-name="T17">uid</text:span>}:{<text:span text:style-name="T17">gid</text:span>}:{user info field}:{homedir}:{shell}</text:p>
      <text:p text:style-name="P144">user info field – see gecos??,</text:p>
      <text:p text:style-name="P144">password - it’s encripted nowadays so value is ‘x’</text:p>
      <text:p text:style-name="P144">uid - user ID</text:p>
      <text:p text:style-name="P144">gid - group ID</text:p>
      <text:p text:style-name="P144">homedir – path to dir, may be empty(nothing between ‘:’)</text:p>
      <text:p text:style-name="P145">shell – path to shell. If user is not meant to login put /usr/sbin/nologin or /sbin/nologin depending on distro. Putting /bin/false also prevents login but without friendly message.</text:p>
      <text:p text:style-name="P143"/>
      <text:p text:style-name="P146">Add user: <text:span text:style-name="T17">useradd</text:span> somebody</text:p>
      <text:p text:style-name="P147">This may NOT create homedir, <text:span text:style-name="T132">user will NOT have a password. </text:span>Check file <text:span text:style-name="T17">/etc/default/useradd</text:span> to see how command works on your distro.</text:p>
      <text:p text:style-name="P147">-<text:span text:style-name="T133">r create system user</text:span></text:p>
      <text:p text:style-name="P147">-<text:span text:style-name="T134">m create homedir</text:span><text:span text:style-name="T135">(may be used with -d below)</text:span></text:p>
      <text:p text:style-name="P147">-<text:span text:style-name="T134">d </text:span><text:span text:style-name="T136">{PATH}</text:span><text:span text:style-name="T134"> define path to homedir(it may </text:span><text:span text:style-name="T135">NOT</text:span><text:span text:style-name="T134"> exist and will NOT be created by this flag).</text:span></text:p>
      <text:p text:style-name="P147"/>
      <text:p text:style-name="P148">Set/change password(modify own passw. if no agr.): <text:span text:style-name="T17">passwd</text:span> somebody</text:p>
      <text:p text:style-name="P149"/>
      <text:p text:style-name="P152">Delete user: <text:span text:style-name="T17">userdel</text:span> somebody</text:p>
      <text:p text:style-name="P152">Does NOT delete homedir by default, <text:span text:style-name="T17">add -r</text:span> to do this.</text:p>
      <text:p text:style-name="P152"><text:soft-page-break/></text:p>
      <text:p text:style-name="P150">List groups of a user<text:span text:style-name="T137">(no arg. to see for current user)</text:span>: <text:span text:style-name="T17">groups</text:span> somebody</text:p>
      <text:p text:style-name="P150"/>
      <text:p text:style-name="P150">Add user to a group<text:span text:style-name="T138">(</text:span><text:span text:style-name="T23">re-login to take effect</text:span><text:span text:style-name="T138">)</text:span>: <text:span text:style-name="T17">usermod</text:span> -aG group1,group2 so<text:span text:style-name="T137">m</text:span>ebody</text:p>
      <text:p text:style-name="P150"/>
      <text:p text:style-name="P153"><text:span text:style-name="T137">S</text:span><text:span text:style-name="T139">et </text:span><text:span text:style-name="T7">primary??</text:span><text:span text:style-name="T139"> </text:span><text:span text:style-name="T137">user’s </text:span><text:span text:style-name="T139">group</text:span><text:span text:style-name="T140">(</text:span><text:span text:style-name="T24">files in homedir will be own by group2</text:span><text:span text:style-name="T140">, ownership of the rest should be changed manually): </text:span><text:span text:style-name="T137">usermod -g group2 somebody</text:span></text:p>
      <text:p text:style-name="P155"/>
      <text:p text:style-name="P155">Set user’s home dir<text:span text:style-name="T140">(</text:span>-m moves content of a current home<text:span text:style-name="T140">)</text:span>: usermod -d /new/home -m somebody</text:p>
      <text:p text:style-name="P155"/>
      <text:p text:style-name="P154"><text:span text:style-name="T17">usermod</text:span> also allow to change login/name(-l), lock/unlock (-L/-U), set expiration(-e), <text:span text:style-name="T137">set shell(-s)</text:span></text:p>
      <text:p text:style-name="P111"/>
      <text:p text:style-name="P112">Expiration of user and password</text:p>
      <text:p text:style-name="P156">Under the hood uses info from file <text:span text:style-name="T17">/etc/shadow</text:span>.</text:p>
      <text:p text:style-name="P222">Get info about somebody: <text:span text:style-name="T17">chage</text:span> -l somebody</text:p>
      <text:p text:style-name="P222">Set user expiration(will it be auto removed??): chage -E 2020-01-01 somebody</text:p>
      <text:p text:style-name="P223">Set user never to expire chage -E <text:span text:style-name="T17">-1</text:span> somebody</text:p>
      <text:p text:style-name="P222">Set passwd expiration is 33 days: chage -M 33 somebody</text:p>
      <text:p text:style-name="P223">Set passwd never to expire: chage -M <text:span text:style-name="T17">-1</text:span> somebody</text:p>
      <text:p text:style-name="P223">Set 10 days between passwd change(not to allow everyday change): chage -m 10 somebody</text:p>
      <text:p text:style-name="P223">Lock/unlock user: <text:span text:style-name="T17">passwd</text:span> -l/-u somebody</text:p>
      <text:p text:style-name="P223"/>
      <text:h text:style-name="Heading_20_1" text:outline-level="1">Group management</text:h>
      <text:p text:style-name="P157">List of existing groups are in file <text:span text:style-name="T17">/etc/group</text:span>.It’s structure:</text:p>
      <text:p text:style-name="P157">{group name}:{password}:{<text:span text:style-name="T17">gid</text:span>}:{list of members, ,-separated}</text:p>
      <text:p text:style-name="P157">password – group passwords are not used nowadays, moreover they are encripted, so value here is ‘x’.</text:p>
      <text:p text:style-name="P157">gid – group ID</text:p>
      <text:p text:style-name="P157"/>
      <text:p text:style-name="P151">Add group: <text:span text:style-name="T17">groupadd</text:span> group1</text:p>
      <text:p text:style-name="P158"><text:span text:style-name="T141">Delete</text:span> group: <text:span text:style-name="T25">groupdel</text:span><text:span text:style-name="T141"> group1</text:span></text:p>
      <text:p text:style-name="P158">Rename group: <text:span text:style-name="T5">??</text:span></text:p>
      <text:p text:style-name="P159">Add user to a group: <text:span text:style-name="T17">gpasswd</text:span> -a somebody <text:span text:style-name="T13">group1</text:span></text:p>
      <text:p text:style-name="P160">Remove user from group: gpasswd -d somebody group1</text:p>
      <text:p text:style-name="P161">List members of a group. <text:span text:style-name="T142">No standard command – </text:span><text:span text:style-name="T26">install members</text:span><text:span text:style-name="T142">, than: members group1</text:span></text:p>
      <text:h text:style-name="Heading_20_1" text:outline-level="1">Cron tasks</text:h>
      <text:p text:style-name="P68">List tasks: crontab -l</text:p>
      <text:p text:style-name="P68">Edit taks: crontab -e</text:p>
      <text:p text:style-name="P68">To list/edit tasks of specific user – add “-u user1”: crontab -l -u user1</text:p>
      <text:p text:style-name="P69">Instead <text:span text:style-name="T143">of </text:span>multiple ‘*’ may use @yearly, @daily, @hourly, @reboot(to execute after boot).</text:p>
      <text:p text:style-name="P69">‘<text:span text:style-name="T143">*’ may be replaced by 1) range “01-16”; 2) list “01,16”.</text:span></text:p>
      <text:p text:style-name="P70">*/20 – means every 20 minutes(if placed on minute position).</text:p>
      <text:p text:style-name="P68"/>
      <text:h text:style-name="Heading_20_1" text:outline-level="1"><text:soft-page-break/>Storage</text:h>
      <text:p text:style-name="P71">Typical names storage devices are <text:span text:style-name="T17">sd</text:span>a, <text:span text:style-name="T17">sd</text:span>b, <text:span text:style-name="T17">sd</text:span>c, ...</text:p>
      <text:p text:style-name="P72"/>
      <text:p text:style-name="P72">List block devices<text:span text:style-name="T144">(also shows partitions)</text:span>:</text:p>
      <text:p text:style-name="P72"><text:tab/><text:span text:style-name="T17">lsblk</text:span></text:p>
      <text:p text:style-name="P72"><text:tab/><text:span text:style-name="T145">Gives more, than names &amp; partitions: </text:span><text:span text:style-name="T27">fdisk</text:span><text:span text:style-name="T144"> -l</text:span></text:p>
      <text:p text:style-name="P72"><text:tab/><text:span text:style-name="T145">Shows system block devices: </text:span><text:span text:style-name="T28">mount</text:span></text:p>
      <text:p text:style-name="P36"/>
      <text:p text:style-name="P36"><text:span text:style-name="T145">M</text:span>ount devi<text:span text:style-name="T146">c</text:span>e<text:span text:style-name="T146">(</text:span><text:span text:style-name="T29">sda-dir should exist</text:span><text:span text:style-name="T146">)</text:span>: <text:span text:style-name="T17">mount</text:span> /dev/sda<text:span text:style-name="T17">1</text:span> /mnt/sda-dir</text:p>
      <text:p text:style-name="P37">Unmount device(arg. may be a device /dev/sda<text:span text:style-name="T17">1</text:span>): <text:span text:style-name="T17">umount</text:span> /media/user1/disk</text:p>
      <text:p text:style-name="P38"/>
      <text:p text:style-name="P38">Get free space in file system: <text:span text:style-name="T17">df</text:span> -h</text:p>
      <text:p text:style-name="P39">Check FS integrity: <text:span text:style-name="T5">fsck??</text:span></text:p>
      <text:p text:style-name="P183">Get UUID of a device(will be needed for <text:span text:style-name="T17">/etc/fstab</text:span>, see below): <text:span text:style-name="T17">blkid</text:span></text:p>
      <text:p text:style-name="P38"/>
      <text:h text:style-name="Heading_20_2" text:outline-level="2">Automatic mounting</text:h>
      <text:p text:style-name="P40">File <text:span text:style-name="T17">/etc/fstab</text:span> has config for auto mounting devices. It’s syntax:</text:p>
      <text:p text:style-name="P40">{device} {mounting point} {file system} {,-separated options} {dump} {FS checking order}</text:p>
      <text:p text:style-name="P40">device – device name(/dev/sda1) or device UUID(UUID=…, <text:span text:style-name="T147">see </text:span><text:span text:style-name="T30">blkid</text:span>)</text:p>
      <text:p text:style-name="P40">mounting point – should exist</text:p>
      <text:p text:style-name="P40">file system – ext2, ext4, exfat, ….</text:p>
      <text:p text:style-name="P40">options – write “defaults”(w/o quotes) <text:span text:style-name="T31">and</text:span><text:span text:style-name="T148">/or</text:span><text:span text:style-name="T149"> spec.</text:span> options:</text:p>
      <text:p text:style-name="P41"><text:span text:style-name="T149">rw, ro - </text:span><text:span text:style-name="T150">read-write/read-only</text:span></text:p>
      <text:p text:style-name="P42"><text:span text:style-name="T149">suid, dev, exec, nouser, async -</text:span><text:span text:style-name="T8">???</text:span></text:p>
      <text:p text:style-name="P43"><text:span text:style-name="T149">auto, noauto – </text:span><text:span text:style-name="T150">mount at boot, do not mount at boot</text:span><text:span text:style-name="T147">(used for simpler mount /mnt/point, very often specified device keeps back-ups)</text:span></text:p>
      <text:p text:style-name="P10">place all FS in RAM for tmpfs???</text:p>
      <text:p text:style-name="P40">dump – something related to back-up, not used nowadays, write “0”(w/o quotes)</text:p>
      <text:p text:style-name="P40">FS checking order – <text:span text:style-name="T149">order of check by FS integrity checker. 0 – don’t check at all.</text:span></text:p>
      <text:p text:style-name="P40"/>
      <text:p text:style-name="P39">Having corresponding record ALSO allows mounting without device arg. - just mounting point: mount /mnt/point</text:p>
      <text:p text:style-name="P40"/>
      <text:h text:style-name="Heading_20_2" text:outline-level="2">fdisk, <text:span text:style-name="T151">mkfs</text:span></text:h>
      <text:p text:style-name="P44">Launch fdisk for device: fdisk /dev/sda</text:p>
      <text:p text:style-name="P44">and select desired action from menu. Here are some:</text:p>
      <text:p text:style-name="P44">p – show partitions</text:p>
      <text:p text:style-name="P44">g – create new GPT partition <text:span text:style-name="T17">table</text:span></text:p>
      <text:p text:style-name="P44">n – create new partition</text:p>
      <text:p text:style-name="P44">w – write requested changes(even creating partition table is not executed immediately)</text:p>
      <text:p text:style-name="P44"/>
      <text:p text:style-name="P44">Format partition<text:span text:style-name="T152">(not sure if label quoted)</text:span>: <text:span text:style-name="T17">mkfs.ext4</text:span> -<text:span text:style-name="T152">L “your label” </text:span>/dev/sda<text:span text:style-name="T17">1</text:span></text:p>
      <text:p text:style-name="P44"/>
      <text:p text:style-name="P44"/>
      <text:h text:style-name="Heading_20_1" text:outline-level="1"><text:soft-page-break/>Logging facilities</text:h>
      <text:p text:style-name="P73">Was <text:span text:style-name="T49">r</text:span><text:span text:style-name="T17">syslog</text:span>, now <text:span text:style-name="T17">journald</text:span><text:span text:style-name="T79">(where systemd is used, it is part of systemd)</text:span>. <text:span text:style-name="T201">On many distros both coexist: journald collects logs, stores for it’s self and passes to rsyslog.</text:span></text:p>
      <text:p text:style-name="P73"/>
      <text:p text:style-name="P74">Logs are passed from app to journald via stdout/stderr(systemd automatically redirects them to journals), syslog API, journal API.</text:p>
      <text:p text:style-name="P74">Logs are passed to rsyslog(on non-systemd platforms) via syslog API. Some init systems may connect stdout/stderr to rsyslog.</text:p>
      <text:p text:style-name="P74"/>
      <text:p text:style-name="P75"><text:span text:style-name="T202">rs</text:span>yslog stores logs inside <text:span text:style-name="T17">/var/log/</text:span> dir.: “syslog” - most general log, <text:span text:style-name="T153">“auth.log” – auth-related, </text:span><text:span text:style-name="T203">etc</text:span>.</text:p>
      <text:p text:style-name="P73">Journald stores messages in compressed form – <text:span text:style-name="T203">structured and easy to filter. </text:span><text:span text:style-name="T204">By default </text:span><text:span text:style-name="T50">it does not persist logs</text:span><text:span text:style-name="T204"> – all is lost after reboot. </text:span></text:p>
      <text:p text:style-name="P73"/>
      <text:h text:style-name="Heading_20_2" text:outline-level="2">Journald</text:h>
      <text:p text:style-name="P76">Interact via <text:span text:style-name="T17">journalctl</text:span>: journalctl --since “1 minute ago” --unit nginx.service</text:p>
      <text:p text:style-name="P76"/>
      <text:p text:style-name="P84">By default shows logs <text:span text:style-name="T17">accessible to current user</text:span>. System logs are accessible to user “root” and members of groups “systemd-journal”, “adm”, “wheel”. See related options below.</text:p>
      <text:p text:style-name="P79"/>
      <text:p text:style-name="P79">To see logs, produced by <text:span text:style-name="T17">specific executable</text:span>: journalctl /usr/bin/git</text:p>
      <text:p text:style-name="P79"/>
      <text:p text:style-name="P81">Logs are structured – you may filter by field value. Names of fields set by journald start with underscore: _PID, _UID, _GID, etc.</text:p>
      <text:p text:style-name="P82">To see all fileds: man systemd.journal-fields</text:p>
      <text:p text:style-name="P11">Useful fields: ??</text:p>
      <text:p text:style-name="P83">What values have field: journalctl --field=_UID</text:p>
      <text:p text:style-name="P81">To <text:span text:style-name="T17">filter by field</text:span>: journalctl _UID=1000</text:p>
      <text:p text:style-name="P81"/>
      <text:p text:style-name="P85">Entry has priority(corresponding numeric value in braces): emerg(0), alert(1), crit(2), err(3), warning(4), notice(5), info(6), debug(7)</text:p>
      <text:p text:style-name="P80"/>
      <text:p text:style-name="P76"><text:span text:style-name="T17">Options</text:span>:</text:p>
      <text:p text:style-name="P185">--<text:span text:style-name="T209">system, --user – </text:span><text:span text:style-name="T210">show only system logs or logs of current users. If you are privileged user, you see both logs by default. This options help to filter out unnecessary. --</text:span><text:span text:style-name="T211">user works if logs are persistent; affects --unit option - </text:span><text:span text:style-name="T51">see docs</text:span><text:span text:style-name="T211">.</text:span></text:p>
      <text:p text:style-name="P76">--<text:span text:style-name="T207">follow – show in real time, Ctrl+C to quit.</text:span></text:p>
      <text:p text:style-name="P76">--<text:span text:style-name="T211">reverse – shows newest entries on top.</text:span></text:p>
      <text:p text:style-name="P77">--since, --until - period. Accepts local time, use quotes if value has space:</text:p>
      <text:p text:style-name="P77"><text:tab/>--<text:span text:style-name="T206">since </text:span>“2025-01-25 03:00”</text:p>
      <text:p text:style-name="P77"><text:tab/>--<text:span text:style-name="T206">since </text:span>03:00</text:p>
      <text:p text:style-name="P77"><text:tab/>--<text:span text:style-name="T206">since </text:span>“1 minute ago”</text:p>
      <text:p text:style-name="P77"><text:tab/>--<text:span text:style-name="T206">since </text:span>today</text:p>
      <text:p text:style-name="P77">--boot – <text:span text:style-name="T206">session between reboots:</text:span></text:p>
      <text:p text:style-name="P92"><text:tab/>current session: --boot 0</text:p>
      <text:p text:style-name="P92"><text:tab/>prev. session: --boot -1</text:p>
      <text:p text:style-name="P76">--<text:span text:style-name="T206">unit – for specific service</text:span><text:span text:style-name="T207">(s)</text:span><text:span text:style-name="T206">:</text:span></text:p>
      <text:p text:style-name="P77"><text:soft-page-break/><text:tab/>--unit nginx.service --<text:span text:style-name="T208">unit bluetooth.service</text:span></text:p>
      <text:p text:style-name="P77">--<text:span text:style-name="T207">dmsg – to see kernel messages</text:span></text:p>
      <text:p text:style-name="P77">--<text:span text:style-name="T211">priority – filter by priority. </text:span></text:p>
      <text:p text:style-name="P77"><text:tab/>--<text:span text:style-name="T212">priority warning</text:span></text:p>
      <text:p text:style-name="P77"><text:span text:style-name="T218"><text:tab/>warning and debug: </text:span>--<text:span text:style-name="T212">priority warning --priority debug</text:span></text:p>
      <text:p text:style-name="P77"><text:tab/><text:span text:style-name="T218">from warning to info: </text:span>--<text:span text:style-name="T212">priority waring..info</text:span></text:p>
      <text:p text:style-name="P78"/>
      <text:p text:style-name="P24">Configuration</text:p>
      <text:p text:style-name="P86">Main in /etc/systemd/journald.conf. You may place drop-ins in /etc/systemd/journald.conf.d /run/systemd/journald.conf.d</text:p>
      <text:p text:style-name="P86">Useful options.</text:p>
      <text:p text:style-name="P86">Storage:</text:p>
      <text:p text:style-name="P86"><text:tab/><text:span text:style-name="T214">none – don’t store at all, forwarding to syslog is still been done</text:span></text:p>
      <text:p text:style-name="P86"><text:tab/><text:span text:style-name="T214">volatile – in RAM, </text:span><text:span text:style-name="T215">inside /run/log/journal</text:span></text:p>
      <text:p text:style-name="P86"><text:tab/><text:span text:style-name="T214">persistent – on disk inside /var/log/journal, </text:span><text:span text:style-name="T216">creates it if does not exist</text:span></text:p>
      <text:p text:style-name="P86"><text:tab/><text:span text:style-name="T214">auto – </text:span><text:span text:style-name="T215">if /var/log/journal exists – works like “persistent”, otherwise works like “volatile”.</text:span></text:p>
      <text:p text:style-name="P86">ForwardToSyslog:</text:p>
      <text:p text:style-name="P86"><text:tab/><text:span text:style-name="T214">yes/no – to forward entries to syslog or not</text:span></text:p>
      <text:p text:style-name="P87">MaxLevelStore – <text:span text:style-name="T214">store only entries with lower or equal priority(reminder: priorities have corresponding numeric values).</text:span></text:p>
      <text:p text:style-name="P91">SystemMaxUse – how much disk space is allowed to use for logs. Use suffixes K, M, G, T for kilo/mega/.. bytes.</text:p>
      <text:p text:style-name="P90">SystemMaxFileSize – how big might be journal file.</text:p>
      <text:p text:style-name="P88"/>
      <text:p text:style-name="P89"><text:span text:style-name="T17">System</text:span>MaxUse <text:span text:style-name="T53">vs</text:span><text:span text:style-name="T217"> </text:span><text:span text:style-name="T53">Runtime</text:span><text:span text:style-name="T217">MaxUse. Prefix “System” means, that option is applicable to persistent storage, “Runtime” – volatile storage.</text:span></text:p>
      <text:p text:style-name="P86"><text:tab/></text:p>
      <text:p text:style-name="P73"/>
      <text:p text:style-name="P224"><text:span text:style-name="Default_20_Paragraph_20_Font"><text:span text:style-name="T154">SSH</text:span></text:span></text:p>
      <text:p text:style-name="P224"><text:span text:style-name="Default_20_Paragraph_20_Font"><text:span text:style-name="T155">ssh &lt;options, see below&gt; host</text:span></text:span></text:p>
      <text:p text:style-name="P224"><text:span text:style-name="Default_20_Paragraph_20_Font"><text:span text:style-name="T63">Options</text:span></text:span></text:p>
      <text:p text:style-name="P224"><text:span text:style-name="Default_20_Paragraph_20_Font"><text:span text:style-name="T155">-l - (small L), specify user name; example: ... -l username ...</text:span></text:span></text:p>
      <text:p text:style-name="P224"><text:span text:style-name="Default_20_Paragraph_20_Font"><text:span text:style-name="T155">-i - spec. file with private key; example: ... -i path-to-file ...</text:span></text:span></text:p>
      <text:p text:style-name="P224"><text:span text:style-name="Default_20_Paragraph_20_Font"><text:span text:style-name="T155">-N - do not exec. remote command; </text:span></text:span><text:span text:style-name="Default_20_Paragraph_20_Font"><text:span text:style-name="T63">usefull just for port-forwarding</text:span></text:span><text:span text:style-name="Default_20_Paragraph_20_Font"><text:span text:style-name="T155">; example: ... -N ...</text:span></text:span></text:p>
      <text:p text:style-name="P224"><text:span text:style-name="Default_20_Paragraph_20_Font"><text:span text:style-name="T155">-L - port forwarding; example: ... -L &lt;local port&gt;:localhost:&lt;port of remote host&gt; ...</text:span></text:span></text:p>
      <text:p text:style-name="P224"><text:span text:style-name="Default_20_Paragraph_20_Font"><text:span text:style-name="T155">-O &lt;command&gt; - some commands for existing connections;</text:span></text:span></text:p>
      <text:p text:style-name="P224"><text:span text:style-name="Default_20_Paragraph_20_Font"><text:span text:style-name="T155"><text:tab/>forward - request forwarding without command execution</text:span></text:span></text:p>
      <text:p text:style-name="P224"><text:span text:style-name="Default_20_Paragraph_20_Font"><text:span text:style-name="T155"><text:tab/>cancel - cancel forwarding; ex.: .. -O cancel -L &lt;parameters, see above&gt;...</text:span></text:span></text:p>
      <text:p text:style-name="P224"><text:span text:style-name="Default_20_Paragraph_20_Font"><text:span text:style-name="T155"><text:tab/>stop - stop receiving multiplexing requests?</text:span></text:span></text:p>
      <text:p text:style-name="P225"><text:tab/>exit - "shut-down" service??</text:p>
      <text:p text:style-name="P224"><text:span text:style-name="Default_20_Paragraph_20_Font"><text:span text:style-name="T155">-p – spec. port; Example: … -p 22</text:span></text:span></text:p>
      <text:p text:style-name="P224"/>
      <text:p text:style-name="P224"><text:span text:style-name="Default_20_Paragraph_20_Font"><text:span text:style-name="T63">Generate keys</text:span></text:span></text:p>
      <text:p text:style-name="P224"><text:span text:style-name="Default_20_Paragraph_20_Font"><text:span text:style-name="T155">ssh-keygen -t rsa -b 2048 -C "your_email@example.com" - will ask password and location for file. Options:</text:span></text:span></text:p>
      <text:p text:style-name="P224"><text:span text:style-name="Default_20_Paragraph_20_Font"><text:span text:style-name="T155"><text:tab/>-C - comment, will be added at the end of key.</text:span></text:span></text:p>
      <text:p text:style-name="P224"/>
      <text:p text:style-name="P224"><text:span text:style-name="Default_20_Paragraph_20_Font"><text:span text:style-name="T63">Multiple keys in ~/.ssh</text:span></text:span></text:p>
      <text:p text:style-name="P224"><text:soft-page-break/><text:span text:style-name="Default_20_Paragraph_20_Font"><text:span text:style-name="T155">By default, ssh agent looks for file "id_rsa".</text:span></text:span></text:p>
      <text:p text:style-name="P224"><text:span text:style-name="Default_20_Paragraph_20_Font"><text:span text:style-name="T155">You may add somehow other names to search?? Works on Linux??</text:span></text:span></text:p>
      <text:p text:style-name="P224"><text:span text:style-name="Default_20_Paragraph_20_Font"><text:span text:style-name="T63">or</text:span></text:span></text:p>
      <text:p text:style-name="P224"><text:span text:style-name="Default_20_Paragraph_20_Font"><text:span text:style-name="T155">create file ~/.ssh/conf with new-line-separated(</text:span></text:span><text:span text:style-name="Default_20_Paragraph_20_Font"><text:span text:style-name="T63">checked only on Win</text:span></text:span><text:span text:style-name="Default_20_Paragraph_20_Font"><text:span text:style-name="T155">):</text:span></text:span></text:p>
      <text:p text:style-name="P224"><text:span text:style-name="Default_20_Paragraph_20_Font"><text:span text:style-name="T155">Host [git.domain.com]</text:span></text:span></text:p>
      <text:p text:style-name="P224"><text:span text:style-name="Default_20_Paragraph_20_Font"><text:span text:style-name="T155">User [user]</text:span></text:span></text:p>
      <text:p text:style-name="P224"><text:span text:style-name="Default_20_Paragraph_20_Font"><text:span text:style-name="T155">Port [number]</text:span></text:span></text:p>
      <text:p text:style-name="P224"><text:span text:style-name="Default_20_Paragraph_20_Font"><text:span text:style-name="T155">IdentitiesOnly=yes</text:span></text:span></text:p>
      <text:p text:style-name="P224"><text:span text:style-name="Default_20_Paragraph_20_Font"><text:span text:style-name="T155">PreferredAuthentications publickey</text:span></text:span></text:p>
      <text:p text:style-name="P224"><text:span text:style-name="Default_20_Paragraph_20_Font"><text:span text:style-name="T155">PasswordAuthentication no</text:span></text:span></text:p>
      <text:p text:style-name="P224"><text:span text:style-name="Default_20_Paragraph_20_Font"><text:span text:style-name="T155"># CMD</text:span></text:span></text:p>
      <text:p text:style-name="P224"><text:span text:style-name="Default_20_Paragraph_20_Font"><text:span text:style-name="T155">IdentityFile C:\Users\[User]\.ssh\[name_of_PRIVATE_key_file]</text:span></text:span></text:p>
      <text:p text:style-name="P224"><text:span text:style-name="Default_20_Paragraph_20_Font"><text:span text:style-name="T155"># BASH</text:span></text:span></text:p>
      <text:p text:style-name="P224"><text:span text:style-name="Default_20_Paragraph_20_Font"><text:span text:style-name="T155">IdentityFile /c/Users/[User]/.ssh/[name_of_PRIVATE_key_file]</text:span></text:span></text:p>
      <text:p text:style-name="P224"/>
      <text:h text:style-name="Heading_20_1" text:outline-level="1"><text:span text:style-name="Default_20_Paragraph_20_Font">VIM</text:span></text:h>
      <text:p text:style-name="P226"><text:span text:style-name="Default_20_Paragraph_20_Font"><text:span text:style-name="T163">Modes: normal, command(press ‘:’ - </text:span></text:span><text:span text:style-name="Default_20_Paragraph_20_Font"><text:span text:style-name="T164">yes entering a command switches to command mode</text:span></text:span><text:span text:style-name="Default_20_Paragraph_20_Font"><text:span text:style-name="T163">), insert(press ‘i’), visual(press ‘v’) – allows copy text</text:span></text:span></text:p>
      <text:p text:style-name="P227"><text:span text:style-name="Default_20_Paragraph_20_Font"/></text:p>
      <text:p text:style-name="P227"><text:span text:style-name="Default_20_Paragraph_20_Font"><text:span text:style-name="T165">Open a file. :e /path/to/file – </text:span></text:span><text:span text:style-name="Default_20_Paragraph_20_Font"><text:span text:style-name="T166">file may be created</text:span></text:span></text:p>
      <text:p text:style-name="P228"><text:span text:style-name="Default_20_Paragraph_20_Font"><text:span text:style-name="T167">Open new buffer(like new empty tab, not related to any file). :enew</text:span></text:span></text:p>
      <text:p text:style-name="P229"><text:span text:style-name="Default_20_Paragraph_20_Font"><text:span text:style-name="T164">Close file, </text:span></text:span><text:span text:style-name="Default_20_Paragraph_20_Font"><text:span text:style-name="T166">in case several open, without quiting vim. :bd – “buffer delete”</text:span></text:span></text:p>
      <text:p text:style-name="P228"><text:span text:style-name="Default_20_Paragraph_20_Font"><text:span text:style-name="T167">List opened files. :ls</text:span></text:span></text:p>
      <text:p text:style-name="P230"><text:span text:style-name="Default_20_Paragraph_20_Font"><text:span text:style-name="T164">Switch between opened files. :bn or :bp </text:span></text:span><text:span text:style-name="Default_20_Paragraph_20_Font"><text:span text:style-name="T167">or :b2</text:span></text:span><text:span text:style-name="Default_20_Paragraph_20_Font"><text:span text:style-name="T164"> - ”buffer next/previous”, “</text:span></text:span><text:span text:style-name="Default_20_Paragraph_20_Font"><text:span text:style-name="T167">buffer 2</text:span></text:span><text:span text:style-name="Default_20_Paragraph_20_Font"><text:span text:style-name="T164">”. </text:span></text:span></text:p>
      <text:p text:style-name="P231"><text:span text:style-name="Default_20_Paragraph_20_Font"><text:span text:style-name="T164">Do :bn! if you modified but not ready to save. </text:span></text:span><text:span text:style-name="Default_20_Paragraph_20_Font"><text:span text:style-name="T166">M</text:span></text:span><text:span text:style-name="Default_20_Paragraph_20_Font"><text:span text:style-name="T164">odifications will NOT be lost </text:span></text:span><text:span text:style-name="Default_20_Paragraph_20_Font"><text:span text:style-name="T166">if just to edit several files one by one. Other command MAY DROP modifications.</text:span></text:span></text:p>
      <text:p text:style-name="P232"><text:span text:style-name="Default_20_Paragraph_20_Font"><text:span text:style-name="T32">Save</text:span></text:span><text:span text:style-name="Default_20_Paragraph_20_Font"><text:span text:style-name="T164">(write) modifications. :w or :w /path/to/file – </text:span></text:span><text:span text:style-name="Default_20_Paragraph_20_Font"><text:span text:style-name="T166">latter writes content to other file(creates if does not exist)</text:span></text:span></text:p>
      <text:p text:style-name="P233"><text:span text:style-name="Default_20_Paragraph_20_Font"/></text:p>
      <text:p text:style-name="P233"><text:span text:style-name="Default_20_Paragraph_20_Font"><text:span text:style-name="T33">Move to begin</text:span></text:span><text:span text:style-name="Default_20_Paragraph_20_Font"><text:span text:style-name="T34">ning</text:span></text:span><text:span text:style-name="Default_20_Paragraph_20_Font"><text:span text:style-name="T168"> of a file: :</text:span></text:span><text:span text:style-name="Default_20_Paragraph_20_Font"><text:span text:style-name="T169">1 </text:span></text:span><text:span text:style-name="Default_20_Paragraph_20_Font"><text:span text:style-name="T34">or</text:span></text:span><text:span text:style-name="Default_20_Paragraph_20_Font"><text:span text:style-name="T169"> gg</text:span></text:span></text:p>
      <text:p text:style-name="P235"><text:span text:style-name="Default_20_Paragraph_20_Font"><text:span text:style-name="T169">Move to beginning </text:span></text:span><text:span text:style-name="Default_20_Paragraph_20_Font"><text:span text:style-name="T34">of a line</text:span></text:span><text:span text:style-name="Default_20_Paragraph_20_Font"><text:span text:style-name="T169">: ^</text:span></text:span></text:p>
      <text:p text:style-name="P233"><text:span text:style-name="Default_20_Paragraph_20_Font"/></text:p>
      <text:p text:style-name="P234"><text:span text:style-name="Default_20_Paragraph_20_Font"><text:span text:style-name="T33">Move to end </text:span></text:span><text:span text:style-name="Default_20_Paragraph_20_Font"><text:span text:style-name="T76">of a file(from normal mode): :$ or Shift+g</text:span></text:span></text:p>
      <text:p text:style-name="P236"><text:span text:style-name="Default_20_Paragraph_20_Font"><text:span text:style-name="T77">Move to end </text:span></text:span><text:span text:style-name="Default_20_Paragraph_20_Font"><text:span text:style-name="T35">of </text:span></text:span><text:span text:style-name="Default_20_Paragraph_20_Font"><text:span text:style-name="T34">a </text:span></text:span><text:span text:style-name="Default_20_Paragraph_20_Font"><text:span text:style-name="T35">line</text:span></text:span><text:span text:style-name="Default_20_Paragraph_20_Font"><text:span text:style-name="T77">(from normal mode): $</text:span></text:span></text:p>
      <text:p text:style-name="P229"><text:span text:style-name="Default_20_Paragraph_20_Font"><text:span text:style-name="T36"/></text:span></text:p>
      <text:p text:style-name="P229"><text:span text:style-name="Default_20_Paragraph_20_Font"><text:span text:style-name="T36">Undo</text:span></text:span><text:span text:style-name="Default_20_Paragraph_20_Font"><text:span text:style-name="T163">/</text:span></text:span><text:span text:style-name="Default_20_Paragraph_20_Font"><text:span text:style-name="T37">redo</text:span></text:span><text:span text:style-name="Default_20_Paragraph_20_Font"><text:span text:style-name="T164">(</text:span></text:span><text:span text:style-name="Default_20_Paragraph_20_Font"><text:span text:style-name="T163">from normal mode</text:span></text:span><text:span text:style-name="Default_20_Paragraph_20_Font"><text:span text:style-name="T164">)</text:span></text:span><text:span text:style-name="Default_20_Paragraph_20_Font"><text:span text:style-name="T163">: ‘u’ / </text:span></text:span><text:span text:style-name="Default_20_Paragraph_20_Font"><text:span text:style-name="T165">Ctrl + </text:span></text:span><text:span text:style-name="Default_20_Paragraph_20_Font"><text:span text:style-name="T163">‘</text:span></text:span><text:span text:style-name="Default_20_Paragraph_20_Font"><text:span text:style-name="T165">r</text:span></text:span><text:span text:style-name="Default_20_Paragraph_20_Font"><text:span text:style-name="T163">’</text:span></text:span></text:p>
      <text:p text:style-name="P227"><text:span text:style-name="Default_20_Paragraph_20_Font"/></text:p>
      <text:p text:style-name="P240"><text:span text:style-name="Default_20_Paragraph_20_Font"><text:span text:style-name="T38">Copy.</text:span></text:span><text:span text:style-name="Default_20_Paragraph_20_Font"><text:span text:style-name="T167"> Move to selection start(in normal mode), enter visual mode, move to selection end, press ‘y’.</text:span></text:span></text:p>
      <text:p text:style-name="P237"><text:span text:style-name="Default_20_Paragraph_20_Font">‘</text:span><text:span text:style-name="Default_20_Paragraph_20_Font"><text:span text:style-name="T170">$’ in visual mode moves cursor to end of line selecting all on it’s way.</text:span></text:span></text:p>
      <text:p text:style-name="P228"><text:span text:style-name="Default_20_Paragraph_20_Font"><text:span text:style-name="T38">Paste.</text:span></text:span><text:span text:style-name="Default_20_Paragraph_20_Font"><text:span text:style-name="T167"> Move to desired pos.(in normal mode), press ‘p’</text:span></text:span></text:p>
      <text:p text:style-name="P241"><text:span text:style-name="Default_20_Paragraph_20_Font"/></text:p>
      <text:p text:style-name="P241"><text:span text:style-name="Default_20_Paragraph_20_Font"><text:span text:style-name="T39">Find</text:span></text:span><text:span text:style-name="Default_20_Paragraph_20_Font"><text:span text:style-name="T171">(case sensitive)</text:span></text:span><text:span text:style-name="Default_20_Paragraph_20_Font"><text:span text:style-name="T172">. /you text </text:span></text:span><text:span text:style-name="Default_20_Paragraph_20_Font"><text:span text:style-name="T173">with spaces</text:span></text:span></text:p>
      <text:p text:style-name="P238"><text:span text:style-name="Default_20_Paragraph_20_Font"><text:span text:style-name="T173">Navigate over results: ‘n’ – down, ‘N’ – up</text:span></text:span></text:p>
      <text:p text:style-name="P238"><text:span text:style-name="Default_20_Paragraph_20_Font"><text:span text:style-name="T171">Append \c for case insensitive: /your text</text:span></text:span><text:span text:style-name="Default_20_Paragraph_20_Font"><text:span text:style-name="T40">\c</text:span></text:span></text:p>
      <text:p text:style-name="P239"><text:span text:style-name="Default_20_Paragraph_20_Font"><text:span text:style-name="T90">Backward </text:span></text:span><text:span text:style-name="Default_20_Paragraph_20_Font"><text:span text:style-name="T97">search is the same but start with ‘?’(instead of ‘/’).</text:span></text:span></text:p>
      <text:p text:style-name="P242"><text:span text:style-name="Default_20_Paragraph_20_Font"><text:span text:style-name="T91">Exec. command</text:span></text:span><text:span text:style-name="Default_20_Paragraph_20_Font"><text:span text:style-name="T98">(yes, not need to quit vim to check something). :! sudo apt update</text:span></text:span></text:p>
      <text:p text:style-name="P226"><text:span text:style-name="Default_20_Paragraph_20_Font"/></text:p>
      <text:h text:style-name="P274" text:outline-level="1"><text:soft-page-break/><text:span text:style-name="Default_20_Paragraph_20_Font">PGP</text:span></text:h>
      <text:p text:style-name="P243"><text:span text:style-name="Default_20_Paragraph_20_Font"><text:span text:style-name="T174">Encrypt symmetrically(only password): </text:span></text:span><text:span text:style-name="Default_20_Paragraph_20_Font"><text:span text:style-name="T175">gpg -c -o {output file} {input file}</text:span></text:span></text:p>
      <text:p text:style-name="P243"><text:span text:style-name="Default_20_Paragraph_20_Font"><text:span text:style-name="T176">May ommit -o {output file} – result will be in a file {input file}.gpg</text:span></text:span></text:p>
      <text:p text:style-name="P243"><text:span text:style-name="Default_20_Paragraph_20_Font"><text:span text:style-name="T156">Not to cache password use option </text:span></text:span><text:span text:style-name="Default_20_Paragraph_20_Font"><text:span text:style-name="T65">--no-symkey-cache</text:span></text:span><text:span text:style-name="Default_20_Paragraph_20_Font"><text:span text:style-name="T156">. </text:span></text:span><text:span text:style-name="Default_20_Paragraph_20_Font"><text:span text:style-name="T157">Not permanent caching disable(just for this).</text:span></text:span></text:p>
      <text:p text:style-name="P243"><text:span text:style-name="Default_20_Paragraph_20_Font"/></text:p>
      <text:p text:style-name="P243"><text:span text:style-name="Default_20_Paragraph_20_Font"><text:span text:style-name="T177">Decrypt </text:span></text:span><text:span text:style-name="Default_20_Paragraph_20_Font"><text:span text:style-name="T178">to screen</text:span></text:span><text:span text:style-name="Default_20_Paragraph_20_Font"><text:span text:style-name="T177">: gpg -d </text:span></text:span><text:span text:style-name="Default_20_Paragraph_20_Font"><text:span text:style-name="T178">{input file}</text:span></text:span></text:p>
      <text:p text:style-name="P243"><text:span text:style-name="Default_20_Paragraph_20_Font"><text:span text:style-name="T178">Decrypt to specified file: gpg -d -o {output file} {input file}</text:span></text:span></text:p>
      <text:p text:style-name="P243"><text:span text:style-name="Default_20_Paragraph_20_Font"><text:span text:style-name="T178">Decrypt to file with default name(like {input file} but without ending .gpg): gpg {input file}</text:span></text:span></text:p>
      <text:p text:style-name="P243"><text:span text:style-name="Default_20_Paragraph_20_Font"/></text:p>
      <text:p text:style-name="P243"><text:span text:style-name="Default_20_Paragraph_20_Font"><text:span text:style-name="T17">--</text:span></text:span><text:span text:style-name="Default_20_Paragraph_20_Font"><text:span text:style-name="T41">passphrase</text:span></text:span><text:span text:style-name="Default_20_Paragraph_20_Font"><text:span text:style-name="T179"> – option to supply password right in command line, works ONLY with –batch and –pinentry-mode set to loopback, see manpage.</text:span></text:span></text:p>
      <text:p text:style-name="P243"><text:span text:style-name="Default_20_Paragraph_20_Font"/></text:p>
      <text:p text:style-name="P243"><text:span text:style-name="Default_20_Paragraph_20_Font"><text:span text:style-name="T180">PGP has gpg-agent which </text:span></text:span><text:span text:style-name="Default_20_Paragraph_20_Font"><text:span text:style-name="T42">caches password for some time</text:span></text:span><text:span text:style-name="Default_20_Paragraph_20_Font"><text:span text:style-name="T180">.</text:span></text:span></text:p>
      <text:p text:style-name="P243"><text:span text:style-name="Default_20_Paragraph_20_Font"><text:span text:style-name="T180">To clear cache – reload agent: </text:span></text:span><text:span text:style-name="Default_20_Paragraph_20_Font">gpgconf --reload gpg-agent</text:span></text:p>
      <text:p text:style-name="P243"><text:span text:style-name="Default_20_Paragraph_20_Font"/></text:p>
      <text:p text:style-name="P243"><text:span text:style-name="Default_20_Paragraph_20_Font"><text:span text:style-name="T181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81">. </text:span></text:span><text:span text:style-name="Default_20_Paragraph_20_Font"><text:span text:style-name="T182">gpg-agent settings may be in </text:span></text:span><text:span text:style-name="Default_20_Paragraph_20_Font">~/.gnupg/gpg-agent.conf. </text:span><text:span text:style-name="Default_20_Paragraph_20_Font"><text:span text:style-name="T181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81">.</text:span></text:span></text:p>
      <text:p text:style-name="Normal"><text:span text:style-name="Default_20_Paragraph_20_Font"><text:span text:style-name="T158"/></text:span></text:p>
      <text:h text:style-name="Heading_20_2" text:outline-level="2"><text:span text:style-name="Default_20_Paragraph_20_Font">Assymetric encryption</text:span></text:h>
      <text:p text:style-name="P224"><text:span text:style-name="Default_20_Paragraph_20_Font"><text:span text:style-name="T155">Another keys; allow to encript/decript files</text:span></text:span></text:p>
      <text:p text:style-name="P224"><text:span text:style-name="Default_20_Paragraph_20_Font"><text:span text:style-name="T63">Create keys. </text:span></text:span><text:span text:style-name="Default_20_Paragraph_20_Font"><text:span text:style-name="T155">Will ask about settings and mail. Keys are stored in some DB, </text:span></text:span><text:span text:style-name="Default_20_Paragraph_20_Font"><text:span text:style-name="T63">public key should be exported</text:span></text:span><text:span text:style-name="Default_20_Paragraph_20_Font"><text:span text:style-name="T155">.</text:span></text:span></text:p>
      <text:p text:style-name="P224"><text:span text:style-name="Default_20_Paragraph_20_Font"><text:span text:style-name="T155">in Win(GnuPG): gpg --gen-key</text:span></text:span></text:p>
      <text:p text:style-name="P224"><text:span text:style-name="Default_20_Paragraph_20_Font"><text:span text:style-name="T155">in UNIX: gpg --full-generate-key</text:span></text:span></text:p>
      <text:p text:style-name="P224"/>
      <text:p text:style-name="P224"><text:span text:style-name="Default_20_Paragraph_20_Font"><text:span text:style-name="T63">Export keys.</text:span></text:span></text:p>
      <text:p text:style-name="P224"><text:span text:style-name="Default_20_Paragraph_20_Font"><text:span text:style-name="T63">Public:</text:span></text:span><text:span text:style-name="Default_20_Paragraph_20_Font"><text:span text:style-name="T155"> gpg --export --armor(to get BASE64 encoded) --output &lt;name of file for pub. key&gt; &lt;e-mail specified during creation&gt;</text:span></text:span></text:p>
      <text:p text:style-name="P224"><text:span text:style-name="Default_20_Paragraph_20_Font"><text:span text:style-name="T155">Private:</text:span></text:span></text:p>
      <text:p text:style-name="P224"><text:span text:style-name="Default_20_Paragraph_20_Font"><text:span text:style-name="T155">gpg --export-secret-key --armor(to get BASE64 encoded) --output &lt;name of file&gt; <text:s/>&lt;e-mail specified during creation&gt;</text:span></text:span></text:p>
      <text:p text:style-name="P224"/>
      <text:p text:style-name="P224"><text:span text:style-name="Default_20_Paragraph_20_Font"><text:span text:style-name="T63">Encript file.</text:span></text:span></text:p>
      <text:p text:style-name="P224"><text:span text:style-name="Default_20_Paragraph_20_Font"><text:span text:style-name="T63">First import public key:</text:span></text:span><text:span text:style-name="Default_20_Paragraph_20_Font"><text:span text:style-name="T155"> gpg --import &lt;name of file&gt;</text:span></text:span><text:span text:style-name="Default_20_Paragraph_20_Font"><text:span text:style-name="T63"> </text:span></text:span></text:p>
      <text:p text:style-name="P224"><text:span text:style-name="Default_20_Paragraph_20_Font"><text:span text:style-name="T155">gpg --encrypt --sign(certifies and timestamps) --armor(to get BASE64) -r &lt;mail of person&gt; &lt;file to encrypt&gt;</text:span></text:span></text:p>
      <text:p text:style-name="P224"/>
      <text:p text:style-name="P224"><text:span text:style-name="Default_20_Paragraph_20_Font"><text:span text:style-name="T63">Decript file.</text:span></text:span></text:p>
      <text:p text:style-name="P224"><text:span text:style-name="Default_20_Paragraph_20_Font"><text:span text:style-name="T155">gpg --decrypt {input file} &gt; {output file}</text:span></text:span></text:p>
      <text:p text:style-name="P224"/>
      <text:h text:style-name="Heading_20_1" text:outline-level="1"><text:span text:style-name="Default_20_Paragraph_20_Font"><text:span text:style-name="T184">tar(p</text:span></text:span><text:span text:style-name="Default_20_Paragraph_20_Font"><text:span text:style-name="T183">ack files to archive</text:span></text:span><text:span text:style-name="Default_20_Paragraph_20_Font"><text:span text:style-name="T184">)</text:span></text:span></text:h>
      <text:p text:style-name="P224"><text:span text:style-name="Default_20_Paragraph_20_Font"><text:span text:style-name="T80">tar</text:span></text:span><text:span text:style-name="Default_20_Paragraph_20_Font"><text:span text:style-name="T155"> does not compress it self, optional compresion may be done by gzip or bzip2.</text:span></text:span></text:p>
      <text:p text:style-name="P256"><text:span text:style-name="Default_20_Paragraph_20_Font"><text:span text:style-name="T64"/></text:span></text:p>
      <text:p text:style-name="P256"><text:span text:style-name="Default_20_Paragraph_20_Font"><text:span text:style-name="T64">Pack.</text:span></text:span></text:p>
      <text:p text:style-name="P256"><text:span text:style-name="Default_20_Paragraph_20_Font"><text:span text:style-name="T155"><text:tab/>tar -</text:span></text:span><text:span text:style-name="Default_20_Paragraph_20_Font"><text:span text:style-name="T63">c</text:span></text:span><text:span text:style-name="Default_20_Paragraph_20_Font"><text:span text:style-name="T155">f </text:span></text:span><text:span text:style-name="Default_20_Paragraph_20_Font"><text:span text:style-name="T159">rezult.tar</text:span></text:span><text:span text:style-name="Default_20_Paragraph_20_Font"><text:span text:style-name="T155"> </text:span></text:span><text:span text:style-name="Default_20_Paragraph_20_Font"><text:span text:style-name="T159">file1.txt file2.txt file3.txt</text:span></text:span></text:p>
      <text:p text:style-name="P257"><text:soft-page-break/><text:span text:style-name="Default_20_Paragraph_20_Font"><text:span text:style-name="T160">If pack directory(e.g. instead of file2.txt) – no extra options needed(like “recursively”)</text:span></text:span></text:p>
      <text:p text:style-name="P257"><text:span text:style-name="Default_20_Paragraph_20_Font"><text:span text:style-name="T160"><text:tab/>tar -</text:span></text:span><text:span text:style-name="Default_20_Paragraph_20_Font"><text:span text:style-name="T68">c</text:span></text:span><text:span text:style-name="Default_20_Paragraph_20_Font"><text:span text:style-name="T160">f </text:span></text:span><text:span text:style-name="Default_20_Paragraph_20_Font"><text:span text:style-name="T159">rezult.tar</text:span></text:span><text:span text:style-name="Default_20_Paragraph_20_Font"><text:span text:style-name="T160"> </text:span></text:span><text:span text:style-name="Default_20_Paragraph_20_Font"><text:span text:style-name="T159">file1.txt </text:span></text:span><text:span text:style-name="Default_20_Paragraph_20_Font"><text:span text:style-name="T161">dir2</text:span></text:span><text:span text:style-name="Default_20_Paragraph_20_Font"><text:span text:style-name="T159"> file3.txt</text:span></text:span></text:p>
      <text:p text:style-name="P257"><text:span text:style-name="Default_20_Paragraph_20_Font"><text:span text:style-name="T160"/></text:span></text:p>
      <text:p text:style-name="P257"><text:span text:style-name="Default_20_Paragraph_20_Font"><text:span text:style-name="T67">Pack &amp; compress.</text:span></text:span></text:p>
      <text:p text:style-name="P258"><text:span text:style-name="Default_20_Paragraph_20_Font"><text:span text:style-name="T161">Option for compression type:</text:span></text:span></text:p>
      <text:p text:style-name="P258"><text:span text:style-name="Default_20_Paragraph_20_Font"><text:span text:style-name="T161">-z – gzip(result.tar.</text:span></text:span><text:span text:style-name="Default_20_Paragraph_20_Font"><text:span text:style-name="T66">gz</text:span></text:span><text:span text:style-name="Default_20_Paragraph_20_Font"><text:span text:style-name="T161">)</text:span></text:span></text:p>
      <text:p text:style-name="P258"><text:span text:style-name="Default_20_Paragraph_20_Font"><text:span text:style-name="T161">-j – bzip2(rezult.tar.</text:span></text:span><text:span text:style-name="Default_20_Paragraph_20_Font"><text:span text:style-name="T66">bz2</text:span></text:span><text:span text:style-name="Default_20_Paragraph_20_Font"><text:span text:style-name="T161">)</text:span></text:span></text:p>
      <text:p text:style-name="P258"><text:span text:style-name="Default_20_Paragraph_20_Font"><text:span text:style-name="T161">-a – define method by suffix of tar-file name. That is why it good to follow naming convention, </text:span></text:span><text:span text:style-name="Default_20_Paragraph_20_Font"><text:span text:style-name="T66">which is not mandatory</text:span></text:span><text:span text:style-name="Default_20_Paragraph_20_Font"><text:span text:style-name="T81">.</text:span></text:span></text:p>
      <text:p text:style-name="P258"><text:span text:style-name="Default_20_Paragraph_20_Font"><text:span text:style-name="T81">Example:</text:span></text:span></text:p>
      <text:p text:style-name="P258"><text:span text:style-name="Default_20_Paragraph_20_Font"><text:span text:style-name="T81"><text:tab/>tar -c</text:span></text:span><text:span text:style-name="Default_20_Paragraph_20_Font"><text:span text:style-name="T66">z</text:span></text:span><text:span text:style-name="Default_20_Paragraph_20_Font"><text:span text:style-name="T81">f result.tar.gz file1.txt file2.txt</text:span></text:span></text:p>
      <text:p text:style-name="P256"><text:span text:style-name="Default_20_Paragraph_20_Font"><text:span text:style-name="T155"/></text:span></text:p>
      <text:p text:style-name="P256"><text:span text:style-name="Default_20_Paragraph_20_Font"><text:span text:style-name="T64">Unpack.</text:span></text:span></text:p>
      <text:p text:style-name="P256"><text:span text:style-name="Default_20_Paragraph_20_Font"><text:span text:style-name="T155"><text:tab/>tar -</text:span></text:span><text:span text:style-name="Default_20_Paragraph_20_Font"><text:span text:style-name="T63">x</text:span></text:span><text:span text:style-name="Default_20_Paragraph_20_Font"><text:span text:style-name="T155">f </text:span></text:span><text:span text:style-name="Default_20_Paragraph_20_Font"><text:span text:style-name="T159">result.tar</text:span></text:span><text:span text:style-name="Default_20_Paragraph_20_Font"><text:span text:style-name="T155"> [</text:span></text:span><text:span text:style-name="Default_20_Paragraph_20_Font"><text:span text:style-name="T64">-C</text:span></text:span><text:span text:style-name="Default_20_Paragraph_20_Font"><text:span text:style-name="T155"> /</text:span></text:span><text:span text:style-name="Default_20_Paragraph_20_Font"><text:span text:style-name="T159">path/to/</text:span></text:span><text:span text:style-name="Default_20_Paragraph_20_Font"><text:span text:style-name="T155">destination]</text:span></text:span></text:p>
      <text:p text:style-name="P258"><text:span text:style-name="Default_20_Paragraph_20_Font"><text:span text:style-name="T81">Same for compressed tars</text:span></text:span><text:span text:style-name="Default_20_Paragraph_20_Font"><text:span text:style-name="T161"> – type of applied compression is stored inside tar-file.</text:span></text:span></text:p>
      <text:p text:style-name="P256"><text:span text:style-name="Default_20_Paragraph_20_Font"><text:span text:style-name="T155"/></text:span></text:p>
      <text:p text:style-name="P256"><text:span text:style-name="Default_20_Paragraph_20_Font"><text:span text:style-name="T64">View content.</text:span></text:span></text:p>
      <text:p text:style-name="P256"><text:span text:style-name="Default_20_Paragraph_20_Font"><text:span text:style-name="T155"><text:tab/>tar -</text:span></text:span><text:span text:style-name="Default_20_Paragraph_20_Font"><text:span text:style-name="T63">t</text:span></text:span><text:span text:style-name="Default_20_Paragraph_20_Font"><text:span text:style-name="T155">f </text:span></text:span><text:span text:style-name="Default_20_Paragraph_20_Font"><text:span text:style-name="T162">result.tar</text:span></text:span></text:p>
      <text:p text:style-name="P224"><text:span text:style-name="Default_20_Paragraph_20_Font"><text:span text:style-name="T155"/></text:span></text:p>
      <text:h text:style-name="Heading_20_1" text:outline-level="1"><text:span text:style-name="Default_20_Paragraph_20_Font">zip/unzip</text:span></text:h>
      <text:p text:style-name="P252">Need 2 separate programs, may not be installed by default:</text:p>
      <text:p text:style-name="P252"><text:tab/>sudo apt install zip unzip</text:p>
      <text:p text:style-name="P253"/>
      <text:p text:style-name="P115">To zip.</text:p>
      <text:p text:style-name="P253"><text:tab/>zip result.zip file1.txt file2.txt file3.txt</text:p>
      <text:p text:style-name="P253">If zip <text:span text:style-name="T17">directory</text:span>(<text:span text:style-name="T200">e.g.</text:span> instead of file2.txt) – add <text:span text:style-name="T17">-r</text:span>, otherwise zip-file will contain <text:span text:style-name="T17">empty</text:span> entry for dir.:</text:p>
      <text:p text:style-name="P253"><text:tab/>zip <text:span text:style-name="T17">-r</text:span> result.zip file1.txt dir2 file3.txt</text:p>
      <text:p text:style-name="P253">/ after dir. name is also ok: zip -r dir2/</text:p>
      <text:p text:style-name="P253"/>
      <text:p text:style-name="P115">To unzip.</text:p>
      <text:p text:style-name="P253">Into current dir.:</text:p>
      <text:p text:style-name="P254"><text:tab/>unzip rezult.zip <text:span text:style-name="T199">[</text:span>-<text:span text:style-name="T199">D</text:span> /path/to/destination<text:span text:style-name="T199">]</text:span></text:p>
      <text:p text:style-name="P253"/>
      <text:p text:style-name="P115"><text:span text:style-name="T198">View</text:span> content of zip-file.</text:p>
      <text:p text:style-name="P255"><text:tab/>unzip -l result.zip</text:p>
      <text:p text:style-name="P252"/>
      <text:p text:style-name="P261">Networking</text:p>
      <text:p text:style-name="P261">ip &amp; dns configuration</text:p>
      <text:p text:style-name="P261">ip</text:p>
      <text:p text:style-name="P261">ss</text:p>
      <text:p text:style-name="P261">traceroute</text:p>
      <text:p text:style-name="P261">firewall</text:p>
      <text:h text:style-name="Heading_20_1" text:outline-level="1"><text:span text:style-name="Default_20_Paragraph_20_Font">SFTP</text:span></text:h>
      <text:p text:style-name="P224"><text:span text:style-name="Default_20_Paragraph_20_Font"><text:span text:style-name="T155">login: sftp user@host</text:span></text:span></text:p>
      <text:p text:style-name="P224"><text:span text:style-name="Default_20_Paragraph_20_Font"><text:span text:style-name="T155">copy file from sftp: get &lt;name of file&gt;</text:span></text:span></text:p>
      <text:p text:style-name="P224"><text:soft-page-break/><text:span text:style-name="Default_20_Paragraph_20_Font"><text:span text:style-name="T155">copy file to sftp: put &lt;name of file&gt;</text:span></text:span></text:p>
      <text:p text:style-name="P224"><text:span text:style-name="Default_20_Paragraph_20_Font"><text:span text:style-name="T155">lls, lpwd, lcd - local ls, pwd, cd</text:span></text:span></text:p>
      <text:p text:style-name="P224"><text:span text:style-name="Default_20_Paragraph_20_Font"><text:span text:style-name="T155">logout: bye</text:span></text:span></text:p>
      <text:p text:style-name="P224"/>
      <text:h text:style-name="Heading_20_1" text:outline-level="1"><text:span text:style-name="Default_20_Paragraph_20_Font">CURL</text:span></text:h>
      <text:p text:style-name="P224"><text:span text:style-name="Default_20_Paragraph_20_Font"><text:span text:style-name="T155">http-method: -X POST</text:span></text:span></text:p>
      <text:p text:style-name="P224"><text:span text:style-name="Default_20_Paragraph_20_Font"><text:span text:style-name="T155">multipart parameter -F "&lt;name of parameter&gt;=@&lt;path to file&gt;[;type=&lt;optional type, application/json&gt;]"</text:span></text:span></text:p>
      <text:p text:style-name="P224"><text:span text:style-name="Default_20_Paragraph_20_Font"><text:span text:style-name="T155"/></text:span></text:p>
      <text:h text:style-name="Heading_20_1" text:outline-level="1"><text:span text:style-name="Default_20_Paragraph_20_Font">K</text:span><text:span text:style-name="Default_20_Paragraph_20_Font"><text:span text:style-name="T194">ubuntu</text:span></text:span></text:h>
      <text:p text:style-name="P246"><text:span text:style-name="Default_20_Paragraph_20_Font"><text:span text:style-name="T46">Show kernel messages while booting. </text:span></text:span><text:span text:style-name="Default_20_Paragraph_20_Font"><text:span text:style-name="T194">Inside /etc/default/grub change GRUB_CMDLINE_LINUX_DEFAULT='quiet splash' to GRUB_CMDLINE_LINUX_DEFAULT=''. Then sudo update-grub.</text:span></text:span></text:p>
      <text:p text:style-name="P247"><text:span text:style-name="Default_20_Paragraph_20_Font"><text:span text:style-name="T48">Tune</text:span></text:span><text:span text:style-name="Default_20_Paragraph_20_Font"><text:span text:style-name="T47"> login screen. </text:span></text:span><text:span text:style-name="Default_20_Paragraph_20_Font"><text:span text:style-name="T78">System settings → Startup and Shutdown → Login Screen</text:span></text:span></text:p>
      <text:p text:style-name="P248"><text:span text:style-name="Default_20_Paragraph_20_Font"><text:span text:style-name="T48">Tune lock screen</text:span></text:span><text:span text:style-name="Default_20_Paragraph_20_Font"><text:span text:style-name="T78">. System settings → Workspace behavior → Screen locking</text:span></text:span></text:p>
      <text:p text:style-name="P249"/>
      <text:p text:style-name="P250"><text:span text:style-name="T17">Virtual display switching by scroll wheel.</text:span> Right click on desktop → Configure desktop and wallpaper → Mouse actions.</text:p>
      <text:p text:style-name="P250"/>
      <text:p text:style-name="P114">Enable fingerprint login.</text:p>
      <text:p text:style-name="P251">Install fprintd: sudo apt install -y fprintd libpam-fprintd</text:p>
      <text:p text:style-name="P251">Add fingerprint. Now possible via UI: System settings → Users</text:p>
      <text:p text:style-name="P251">Apply changes: sudo pam-auth-update</text:p>
      <text:p text:style-name="P251">And check “Fingerprint authentication” using <text:span text:style-name="T196">s</text:span>pace-<text:span text:style-name="T196">key</text:span>.</text:p>
      <text:p text:style-name="P251"/>
      <text:p text:style-name="P267"><text:span text:style-name="T17">Tune layout of application launcher</text:span>. Right click on “start button” → Show Alternatives</text:p>
      <text:p text:style-name="P266"><text:span text:style-name="T17">Tune </text:span><text:span text:style-name="T60">content of </text:span><text:span text:style-name="T17">application launcher</text:span>. Right click on “<text:span text:style-name="T197">start </text:span>button” → Edit applications</text:p>
      <text:p text:style-name="P266"/>
      <text:p text:style-name="P118">Location for icons</text:p>
      <text:p text:style-name="P268">~/.local/share/icons/{theme name}/{dimension}/apps</text:p>
      <text:p text:style-name="P268">/usr/share/icons/{theme name}/{dimensions}/apps</text:p>
      <text:p text:style-name="P268">For example /usr/share/icons/hicolor/48x48/apps</text:p>
      <text:p text:style-name="P268"><text:soft-page-break/><text:span text:style-name="T17">hicolor</text:span> – is standard fallback theme, always exists</text:p>
      <text:p text:style-name="P266"/>
      <text:p text:style-name="P118">Add new category in application launcher</text:p>
      <text:p text:style-name="P269">Currently is not possible via UI.</text:p>
      <text:p text:style-name="P269"><text:span text:style-name="T17">Modify menu structure</text:span>. Add section inside existing file ~/.config/menus/*.menu</text:p>
      <text:p text:style-name="P279">&lt;Menu&gt;</text:p>
      <text:p text:style-name="P280"><text:tab/>&lt;Name&gt;<text:span text:style-name="T245">New Category</text:span>&lt;/Name&gt;</text:p>
      <text:p text:style-name="P280"><text:tab/>&lt;Directory&gt;<text:span text:style-name="T245">new-category</text:span>.directory&lt;/Directory&gt;</text:p>
      <text:p text:style-name="P280"><text:tab/>&lt;Include&gt;</text:p>
      <text:p text:style-name="P280"><text:tab/><text:tab/>&lt;Category&gt;<text:span text:style-name="T61">new-category-id</text:span>&lt;/Category&gt;</text:p>
      <text:p text:style-name="P280"><text:tab/>&lt;/Include&gt;</text:p>
      <text:p text:style-name="P280"><text:s/>&lt;/Menu&gt;</text:p>
      <text:p text:style-name="P284">Value inside &lt;Name&gt; is for readability of xml, it is not shown to user.</text:p>
      <text:p text:style-name="P271">If file does not exist see example in /etc/xdg/menus/applications.menu</text:p>
      <text:p text:style-name="P270"><text:span text:style-name="T17">Define visual presentation.</text:span> Create file new-category.directory inside ~/.local/share/desktop-directories/<text:span text:style-name="T246">new-category</text:span>.directory</text:p>
      <text:p text:style-name="P285">[Desktop Entry]</text:p>
      <text:p text:style-name="P286">Icon=<text:span text:style-name="T246">category-icon</text:span></text:p>
      <text:p text:style-name="P286">Name=<text:span text:style-name="T246">New Category</text:span></text:p>
      <text:p text:style-name="P286">Type=Directory</text:p>
      <text:p text:style-name="P271">category-icon is name of .png or .svg file. See above where icons are kept.</text:p>
      <text:p text:style-name="P284">Value of Name is shown to user.</text:p>
      <text:p text:style-name="P271">Categories w/o apps are not shown – <text:span text:style-name="T17">add at least 1 app</text:span>. Create file ~/.local/share/applications/some-app.desktop</text:p>
      <text:p text:style-name="P282">[Desktop Entry]</text:p>
      <text:p text:style-name="P283">Name=<text:span text:style-name="T247">Some App</text:span></text:p>
      <text:p text:style-name="P283">Exec=/opt/<text:span text:style-name="T247">some-app/app.exe</text:span></text:p>
      <text:p text:style-name="P283">Type=Application</text:p>
      <text:p text:style-name="P283">Categories=<text:span text:style-name="T62">new-category-id</text:span></text:p>
      <text:p text:style-name="P2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3-22T14:54:22.088435846</dc:date>
    <meta:editing-duration>P5DT10H27M5S</meta:editing-duration>
    <meta:editing-cycles>205</meta:editing-cycles>
    <meta:generator>LibreOffice/24.2.7.2$Linux_X86_64 LibreOffice_project/420$Build-2</meta:generator>
    <meta:document-statistic meta:table-count="0" meta:image-count="0" meta:object-count="0" meta:page-count="19" meta:paragraph-count="615" meta:word-count="4644" meta:character-count="31510" meta:non-whitespace-character-count="27305"/>
  </office:meta>
</office:document-meta>
</file>